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5A000001220EAC993E3BCD2CC8.png" manifest:media-type="image/png"/>
  <manifest:file-entry manifest:full-path="Pictures/100000010000011B000001B4D00DE8FD7080281F.png" manifest:media-type="image/png"/>
  <manifest:file-entry manifest:full-path="Pictures/100000000000021E000000C3B3CC79D163C5F895.png" manifest:media-type="image/png"/>
  <manifest:file-entry manifest:full-path="Pictures/1000000100000156000001242263A6AB08656339.png" manifest:media-type="image/png"/>
  <manifest:file-entry manifest:full-path="Pictures/10000001000000C9000000519F3AE2BE74EF14F9.png" manifest:media-type="image/png"/>
  <manifest:file-entry manifest:full-path="Pictures/1000000100000143000000B679F25F00FC6FDE3C.png" manifest:media-type="image/png"/>
  <manifest:file-entry manifest:full-path="Pictures/1000000100000158000000BDBBBB5B9B13B4D2F9.png" manifest:media-type="image/png"/>
  <manifest:file-entry manifest:full-path="Pictures/10000001000001840000004241533A9F9130F980.png" manifest:media-type="image/png"/>
  <manifest:file-entry manifest:full-path="Pictures/10000001000001B00000009DE5673AF7AFB6049C.png" manifest:media-type="image/png"/>
  <manifest:file-entry manifest:full-path="Pictures/1000000100000157000000BE43974E14227F1529.png" manifest:media-type="image/png"/>
  <manifest:file-entry manifest:full-path="Pictures/10000001000000B7000000C6D4BD300C0AB50AE2.png" manifest:media-type="image/png"/>
  <manifest:file-entry manifest:full-path="Pictures/10000001000001550000003EFD9FE0538A4C6B01.png" manifest:media-type="image/png"/>
  <manifest:file-entry manifest:full-path="Pictures/10000001000001290000008BEB8806A073A46AC1.png" manifest:media-type="image/png"/>
  <manifest:file-entry manifest:full-path="Pictures/1000000100000094000000919ADDB5A55569462F.png" manifest:media-type="image/png"/>
  <manifest:file-entry manifest:full-path="Pictures/10000001000000DB0000001AD2AE3AC7E3D64A6B.png" manifest:media-type="image/png"/>
  <manifest:file-entry manifest:full-path="Pictures/10000001000000E8000000F569BE9F703BB3356A.png" manifest:media-type="image/png"/>
  <manifest:file-entry manifest:full-path="Pictures/10000001000000BB00000102D11D0D54F07BA353.png" manifest:media-type="image/png"/>
  <manifest:file-entry manifest:full-path="Pictures/100000010000015600000034CD7082A5EAC35FF9.png" manifest:media-type="image/png"/>
  <manifest:file-entry manifest:full-path="Pictures/10000001000000CC0000011E4FF70554F6D44168.png" manifest:media-type="image/png"/>
  <manifest:file-entry manifest:full-path="Pictures/10000001000000BB000000C299CB0651FDC67D4A.png" manifest:media-type="image/png"/>
  <manifest:file-entry manifest:full-path="Pictures/1000000100000157000000D1E5CC90D6AE68809F.png" manifest:media-type="image/png"/>
  <manifest:file-entry manifest:full-path="Pictures/1000000100000021000000196D4B54A1A8638C69.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1960000001EADBEE1EA666E9EB5.png" manifest:media-type="image/png"/>
  <manifest:file-entry manifest:full-path="Pictures/10000001000000C5000000CF0A6F85F732AE381F.png" manifest:media-type="image/png"/>
  <manifest:file-entry manifest:full-path="Pictures/10000001000000BF000000C46383A38831ED937B.png" manifest:media-type="image/png"/>
  <manifest:file-entry manifest:full-path="Pictures/10000001000000F300000065C5E239E62855048C.png" manifest:media-type="image/png"/>
  <manifest:file-entry manifest:full-path="Pictures/100000010000011D000000415D71578447854C6F.png" manifest:media-type="image/png"/>
  <manifest:file-entry manifest:full-path="Pictures/1000000100000102000002316508044C98B827AA.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11D0000003F91DA1621E715786C.png" manifest:media-type="image/png"/>
  <manifest:file-entry manifest:full-path="Pictures/10000001000000FF0000002514E27317CB0F32FA.png" manifest:media-type="image/png"/>
  <manifest:file-entry manifest:full-path="Pictures/10000001000000D800000054F42876562954B2F3.png" manifest:media-type="image/png"/>
  <manifest:file-entry manifest:full-path="Pictures/10000001000001780000010EDD1103BB702786E8.png" manifest:media-type="image/png"/>
  <manifest:file-entry manifest:full-path="Pictures/1000000100000214000001A88704DED0E82D79FF.png" manifest:media-type="image/png"/>
  <manifest:file-entry manifest:full-path="Pictures/10000001000002040000014971372188E57AA542.png" manifest:media-type="image/png"/>
  <manifest:file-entry manifest:full-path="Pictures/100000000000022C000000EF45B24B73F06C2960.png" manifest:media-type="image/png"/>
  <manifest:file-entry manifest:full-path="Pictures/1000000000000226000000968691F4479D62DEE3.png" manifest:media-type="image/png"/>
  <manifest:file-entry manifest:full-path="Pictures/100000010000018B000000555C113383C315AE72.png" manifest:media-type="image/png"/>
  <manifest:file-entry manifest:full-path="Pictures/100000010000015200000152E5AA84F65FAB53FE.png" manifest:media-type="image/png"/>
  <manifest:file-entry manifest:full-path="Pictures/10000001000000B5000001106D631B4E8B805701.png" manifest:media-type="image/png"/>
  <manifest:file-entry manifest:full-path="Pictures/10000001000000BC00000170F0E3DA470528BA3E.png" manifest:media-type="image/png"/>
  <manifest:file-entry manifest:full-path="Pictures/10000001000000E2000001C9D8900BB4EC3042C0.png" manifest:media-type="image/png"/>
  <manifest:file-entry manifest:full-path="Pictures/10000001000000E200000093F755232DF1101984.png" manifest:media-type="image/png"/>
  <manifest:file-entry manifest:full-path="Pictures/10000000000001290000005D0900A6AE42043C56.png" manifest:media-type="image/png"/>
  <manifest:file-entry manifest:full-path="Pictures/100000010000010F00000040206C0E1F4D8B6F81.png" manifest:media-type="image/png"/>
  <manifest:file-entry manifest:full-path="Pictures/1000000000000188000000EBC10BB32EF5758012.png" manifest:media-type="image/png"/>
  <manifest:file-entry manifest:full-path="Pictures/10000001000000570000003EA7789837AB55F0D2.png" manifest:media-type="image/png"/>
  <manifest:file-entry manifest:full-path="Pictures/100000010000010100000072D09DD0F77C338F40.png" manifest:media-type="image/png"/>
  <manifest:file-entry manifest:full-path="Pictures/10000001000000CE000000BE13BEA184A4AB7742.png" manifest:media-type="image/png"/>
  <manifest:file-entry manifest:full-path="Pictures/10000001000000D20000005019A3912492773403.png" manifest:media-type="image/png"/>
  <manifest:file-entry manifest:full-path="Pictures/10000001000000DF00000096FF2895AD1988B7F3.png" manifest:media-type="image/png"/>
  <manifest:file-entry manifest:full-path="Pictures/100000010000017500000079210099555AB504D3.png" manifest:media-type="image/png"/>
  <manifest:file-entry manifest:full-path="Pictures/1000000100000156000000EB76CE87A6F97ABC9D.png" manifest:media-type="image/png"/>
  <manifest:file-entry manifest:full-path="Pictures/10000001000001550000008203CD9B407A0D54FE.png" manifest:media-type="image/png"/>
  <manifest:file-entry manifest:full-path="Pictures/10000001000000E2000000E2BF24E966AB6F1A6C.png" manifest:media-type="image/png"/>
  <manifest:file-entry manifest:full-path="Pictures/10000001000001570000006CD581B4B522F52BE4.png" manifest:media-type="image/png"/>
  <manifest:file-entry manifest:full-path="Pictures/10000001000001570000016F622BFA5EAE34A7C3.png" manifest:media-type="image/png"/>
  <manifest:file-entry manifest:full-path="Pictures/100000010000014F0000005D7AE34C73BD083F20.png" manifest:media-type="image/png"/>
  <manifest:file-entry manifest:full-path="Pictures/100000010000014E0000009732F289B99D12A7C9.png" manifest:media-type="image/png"/>
  <manifest:file-entry manifest:full-path="Pictures/10000001000000E20000008BA2E93FCB442A30CC.png" manifest:media-type="image/png"/>
  <manifest:file-entry manifest:full-path="Pictures/1000000100000118000001E2DFAC5B4B83F55772.png" manifest:media-type="image/png"/>
  <manifest:file-entry manifest:full-path="Pictures/100000010000014E0000009ECA82DD622E1B0D5D.png" manifest:media-type="image/png"/>
  <manifest:file-entry manifest:full-path="Pictures/10000001000000D3000000AB03E38EADB9FE25DB.png" manifest:media-type="image/png"/>
  <manifest:file-entry manifest:full-path="Pictures/1000000100000157000001B5C2014FFD2E945C2B.png" manifest:media-type="image/png"/>
  <manifest:file-entry manifest:full-path="Pictures/10000001000001800000006D3174FC857B0B97A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cm" fo:margin-bottom="0cm"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cm" fo:margin-bottom="0cm"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cm" fo:margin-bottom="0cm"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932f78"/>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cm" fo:margin-bottom="0cm" style:contextual-spacing="false"/>
      <style:text-properties officeooo:rsid="0024a134" officeooo:paragraph-rsid="0024a134"/>
    </style:style>
    <style:style style:name="P47" style:family="paragraph" style:parent-style-name="Text_20_body">
      <style:paragraph-properties fo:margin-top="0cm" fo:margin-bottom="0cm"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cm" fo:margin-bottom="0cm" style:contextual-spacing="false"/>
      <style:text-properties officeooo:rsid="003502c3" officeooo:paragraph-rsid="006d3ea8"/>
    </style:style>
    <style:style style:name="P54" style:family="paragraph" style:parent-style-name="Text_20_body">
      <style:paragraph-properties fo:margin-top="0cm" fo:margin-bottom="0cm" style:contextual-spacing="false"/>
      <style:text-properties officeooo:rsid="003502c3" officeooo:paragraph-rsid="006d3ea8"/>
    </style:style>
    <style:style style:name="P55" style:family="paragraph" style:parent-style-name="Standard">
      <style:paragraph-properties fo:margin-top="0cm" fo:margin-bottom="0cm"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cm" fo:margin-bottom="0cm"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60bf3" officeooo:paragraph-rsid="00a11c90"/>
    </style:style>
    <style:style style:name="P69" style:family="paragraph" style:parent-style-name="Text_20_body">
      <style:text-properties officeooo:rsid="00475860" officeooo:paragraph-rsid="00475860"/>
    </style:style>
    <style:style style:name="P70" style:family="paragraph" style:parent-style-name="Text_20_body">
      <style:text-properties officeooo:rsid="00475860" officeooo:paragraph-rsid="006d3ea8"/>
    </style:style>
    <style:style style:name="P71" style:family="paragraph" style:parent-style-name="Text_20_body">
      <style:text-properties officeooo:rsid="034a28b8" officeooo:paragraph-rsid="00586438"/>
    </style:style>
    <style:style style:name="P72" style:family="paragraph" style:parent-style-name="Text_20_body">
      <style:text-properties officeooo:rsid="034a28b8" officeooo:paragraph-rsid="006d3ea8"/>
    </style:style>
    <style:style style:name="P73" style:family="paragraph" style:parent-style-name="Text_20_body">
      <style:text-properties officeooo:rsid="034c0b76" officeooo:paragraph-rsid="00586438"/>
    </style:style>
    <style:style style:name="P74" style:family="paragraph" style:parent-style-name="Text_20_body">
      <style:text-properties officeooo:rsid="034c0b76" officeooo:paragraph-rsid="006d3ea8"/>
    </style:style>
    <style:style style:name="P75" style:family="paragraph" style:parent-style-name="Text_20_body">
      <style:text-properties officeooo:paragraph-rsid="004f0ba9"/>
    </style:style>
    <style:style style:name="P76" style:family="paragraph" style:parent-style-name="Text_20_body">
      <style:text-properties officeooo:rsid="004f0ba9" officeooo:paragraph-rsid="004f0ba9"/>
    </style:style>
    <style:style style:name="P77" style:family="paragraph" style:parent-style-name="Text_20_body">
      <style:text-properties officeooo:paragraph-rsid="00586438"/>
    </style:style>
    <style:style style:name="P78" style:family="paragraph" style:parent-style-name="Text_20_body">
      <style:text-properties officeooo:rsid="004b3a0d" officeooo:paragraph-rsid="004b3a0d"/>
    </style:style>
    <style:style style:name="P79" style:family="paragraph" style:parent-style-name="Text_20_body">
      <style:text-properties officeooo:rsid="005a7222" officeooo:paragraph-rsid="005a7222"/>
    </style:style>
    <style:style style:name="P80" style:family="paragraph" style:parent-style-name="Text_20_body">
      <style:text-properties officeooo:rsid="005db76a" officeooo:paragraph-rsid="005db76a"/>
    </style:style>
    <style:style style:name="P81" style:family="paragraph" style:parent-style-name="Text_20_body">
      <style:text-properties officeooo:rsid="006438a3" officeooo:paragraph-rsid="00608d2c"/>
    </style:style>
    <style:style style:name="P82" style:family="paragraph" style:parent-style-name="Text_20_body">
      <style:text-properties officeooo:paragraph-rsid="00608d2c"/>
    </style:style>
    <style:style style:name="P83" style:family="paragraph" style:parent-style-name="Text_20_body">
      <style:text-properties officeooo:rsid="0060c670" officeooo:paragraph-rsid="0060c670"/>
    </style:style>
    <style:style style:name="P84" style:family="paragraph" style:parent-style-name="Text_20_body">
      <style:text-properties officeooo:rsid="0061e128" officeooo:paragraph-rsid="00608d2c"/>
    </style:style>
    <style:style style:name="P85" style:family="paragraph" style:parent-style-name="Text_20_body">
      <style:text-properties officeooo:rsid="0061a6eb" officeooo:paragraph-rsid="0061a6eb"/>
    </style:style>
    <style:style style:name="P86" style:family="paragraph" style:parent-style-name="Text_20_body">
      <style:text-properties officeooo:rsid="00682037"/>
    </style:style>
    <style:style style:name="P87" style:family="paragraph" style:parent-style-name="Text_20_body">
      <style:text-properties officeooo:rsid="00682037" officeooo:paragraph-rsid="00682037"/>
    </style:style>
    <style:style style:name="P88" style:family="paragraph" style:parent-style-name="Text_20_body">
      <style:text-properties officeooo:rsid="00682037" officeooo:paragraph-rsid="006d3ea8"/>
    </style:style>
    <style:style style:name="P89" style:family="paragraph" style:parent-style-name="Text_20_body">
      <style:text-properties officeooo:rsid="006c1d94" officeooo:paragraph-rsid="006c1d94"/>
    </style:style>
    <style:style style:name="P90" style:family="paragraph" style:parent-style-name="Text_20_body">
      <style:text-properties officeooo:paragraph-rsid="006d3ea8"/>
    </style:style>
    <style:style style:name="P91" style:family="paragraph" style:parent-style-name="Standard">
      <style:paragraph-properties fo:margin-top="0cm" fo:margin-bottom="0cm" style:contextual-spacing="false"/>
      <style:text-properties officeooo:paragraph-rsid="006d3ea8"/>
    </style:style>
    <style:style style:name="P92" style:family="paragraph" style:parent-style-name="Heading_20_4">
      <style:text-properties officeooo:paragraph-rsid="006d3ea8"/>
    </style:style>
    <style:style style:name="P93" style:family="paragraph" style:parent-style-name="Horizontal_20_Line">
      <style:text-properties officeooo:paragraph-rsid="006d3ea8"/>
    </style:style>
    <style:style style:name="P94" style:family="paragraph" style:parent-style-name="Text_20_body">
      <style:text-properties officeooo:rsid="0019736a"/>
    </style:style>
    <style:style style:name="P95" style:family="paragraph" style:parent-style-name="Text_20_body">
      <style:text-properties officeooo:rsid="0373acea" officeooo:paragraph-rsid="00530ca4"/>
    </style:style>
    <style:style style:name="P96" style:family="paragraph" style:parent-style-name="Text_20_body">
      <style:text-properties officeooo:rsid="004945ca" officeooo:paragraph-rsid="004945ca"/>
    </style:style>
    <style:style style:name="P97" style:family="paragraph" style:parent-style-name="Text_20_body">
      <style:text-properties officeooo:rsid="0076c8cb" officeooo:paragraph-rsid="0076c8cb"/>
    </style:style>
    <style:style style:name="P98" style:family="paragraph" style:parent-style-name="Text_20_body">
      <style:text-properties officeooo:rsid="0076e442" officeooo:paragraph-rsid="0076e442"/>
    </style:style>
    <style:style style:name="P99" style:family="paragraph" style:parent-style-name="Text_20_body">
      <style:text-properties officeooo:rsid="007cf86e" officeooo:paragraph-rsid="007cf86e"/>
    </style:style>
    <style:style style:name="P100" style:family="paragraph" style:parent-style-name="Text_20_body">
      <style:text-properties officeooo:paragraph-rsid="007cf86e"/>
    </style:style>
    <style:style style:name="P101" style:family="paragraph" style:parent-style-name="Text_20_body">
      <style:text-properties officeooo:rsid="024b9c8f" officeooo:paragraph-rsid="007ea1c8"/>
    </style:style>
    <style:style style:name="P102" style:family="paragraph" style:parent-style-name="Text_20_body">
      <style:text-properties officeooo:rsid="007ea1c8" officeooo:paragraph-rsid="007ea1c8"/>
    </style:style>
    <style:style style:name="P103" style:family="paragraph" style:parent-style-name="Text_20_body">
      <style:text-properties officeooo:rsid="0337ddee" officeooo:paragraph-rsid="0089910b"/>
    </style:style>
    <style:style style:name="P104" style:family="paragraph" style:parent-style-name="Text_20_body">
      <style:text-properties officeooo:rsid="008c0377" officeooo:paragraph-rsid="008c0377"/>
    </style:style>
    <style:style style:name="P105" style:family="paragraph" style:parent-style-name="Text_20_body">
      <style:text-properties officeooo:paragraph-rsid="008c0377"/>
    </style:style>
    <style:style style:name="P106" style:family="paragraph" style:parent-style-name="Text_20_body">
      <style:text-properties officeooo:rsid="006d0185" officeooo:paragraph-rsid="006d0185"/>
    </style:style>
    <style:style style:name="P107" style:family="paragraph" style:parent-style-name="Text_20_body">
      <style:text-properties officeooo:rsid="008eb4e4" officeooo:paragraph-rsid="008eb4e4"/>
    </style:style>
    <style:style style:name="P108" style:family="paragraph" style:parent-style-name="Text_20_body">
      <style:text-properties officeooo:rsid="008f6aed" officeooo:paragraph-rsid="008f6aed"/>
    </style:style>
    <style:style style:name="P109" style:family="paragraph" style:parent-style-name="Text_20_body">
      <style:text-properties officeooo:rsid="008f6aed" officeooo:paragraph-rsid="00932f78"/>
    </style:style>
    <style:style style:name="P110" style:family="paragraph" style:parent-style-name="Text_20_body">
      <style:text-properties officeooo:rsid="00932f78" officeooo:paragraph-rsid="00932f78"/>
    </style:style>
    <style:style style:name="P111" style:family="paragraph" style:parent-style-name="Text_20_body">
      <style:text-properties officeooo:rsid="008cbaa9" officeooo:paragraph-rsid="008cbaa9"/>
    </style:style>
    <style:style style:name="P112" style:family="paragraph" style:parent-style-name="Text_20_body">
      <style:text-properties officeooo:rsid="0096ee76" officeooo:paragraph-rsid="0096ee76"/>
    </style:style>
    <style:style style:name="P113" style:family="paragraph" style:parent-style-name="Text_20_body">
      <style:text-properties officeooo:paragraph-rsid="0096ee76"/>
    </style:style>
    <style:style style:name="P114" style:family="paragraph" style:parent-style-name="Standard">
      <style:paragraph-properties fo:margin-top="0cm" fo:margin-bottom="0cm" style:contextual-spacing="false"/>
      <style:text-properties officeooo:paragraph-rsid="00294287"/>
    </style:style>
    <style:style style:name="P115" style:family="paragraph" style:parent-style-name="Standard">
      <style:paragraph-properties fo:margin-top="0cm" fo:margin-bottom="0cm" style:contextual-spacing="false"/>
      <style:text-properties officeooo:rsid="00338bae" officeooo:paragraph-rsid="00338bae"/>
    </style:style>
    <style:style style:name="P116" style:family="paragraph" style:parent-style-name="Horizontal_20_Line">
      <style:text-properties officeooo:rsid="00338bae"/>
    </style:style>
    <style:style style:name="P117" style:family="paragraph" style:parent-style-name="Horizontal_20_Line">
      <style:text-properties officeooo:rsid="00338bae" officeooo:paragraph-rsid="00586438"/>
    </style:style>
    <style:style style:name="P118" style:family="paragraph" style:parent-style-name="Horizontal_20_Line">
      <style:text-properties officeooo:rsid="00338bae" officeooo:paragraph-rsid="006d3ea8"/>
    </style:style>
    <style:style style:name="P119" style:family="paragraph" style:parent-style-name="Standard">
      <style:paragraph-properties fo:margin-top="0cm" fo:margin-bottom="0cm" style:contextual-spacing="false"/>
      <style:text-properties officeooo:paragraph-rsid="0038cc2d"/>
    </style:style>
    <style:style style:name="P120" style:family="paragraph" style:parent-style-name="Standard">
      <style:paragraph-properties fo:margin-top="0cm" fo:margin-bottom="0cm" style:contextual-spacing="false"/>
      <style:text-properties officeooo:paragraph-rsid="003502c3"/>
    </style:style>
    <style:style style:name="P121" style:family="paragraph" style:parent-style-name="Text_20_body">
      <style:paragraph-properties fo:margin-top="0cm" fo:margin-bottom="0cm" style:contextual-spacing="false"/>
      <style:text-properties officeooo:paragraph-rsid="0016d821"/>
    </style:style>
    <style:style style:name="P122" style:family="paragraph" style:parent-style-name="Text_20_body">
      <style:paragraph-properties fo:margin-top="0cm" fo:margin-bottom="0cm" style:contextual-spacing="false"/>
      <style:text-properties officeooo:paragraph-rsid="0024a134"/>
    </style:style>
    <style:style style:name="P123" style:family="paragraph" style:parent-style-name="Heading_20_4">
      <style:text-properties officeooo:paragraph-rsid="007ea1c8"/>
    </style:style>
    <style:style style:name="P124" style:family="paragraph" style:parent-style-name="Horizontal_20_Line">
      <style:text-properties officeooo:paragraph-rsid="007ea1c8"/>
    </style:style>
    <style:style style:name="P125"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Contents_20_5">
      <style:paragraph-properties>
        <style:tab-stops>
          <style:tab-stop style:position="17.004cm" style:type="right" style:leader-style="dotted" style:leader-text="."/>
        </style:tab-stops>
      </style:paragraph-properties>
    </style:style>
    <style:style style:name="P131" style:family="paragraph" style:parent-style-name="Text_20_body">
      <style:text-properties officeooo:rsid="00971cf3" officeooo:paragraph-rsid="00971cf3"/>
    </style:style>
    <style:style style:name="P132" style:family="paragraph" style:parent-style-name="Text_20_body">
      <style:text-properties officeooo:rsid="0098e7df" officeooo:paragraph-rsid="0098e7df"/>
    </style:style>
    <style:style style:name="P133" style:family="paragraph" style:parent-style-name="Text_20_body">
      <style:text-properties officeooo:paragraph-rsid="00a27f40"/>
    </style:style>
    <style:style style:name="P134" style:family="paragraph" style:parent-style-name="Heading_20_4">
      <style:paragraph-properties fo:margin-left="1.251cm" fo:margin-right="0cm" fo:text-indent="0cm" style:auto-text-indent="false"/>
      <style:text-properties officeooo:paragraph-rsid="00a27f40"/>
    </style:style>
    <style:style style:name="P135" style:family="paragraph" style:parent-style-name="Standard">
      <style:text-properties officeooo:rsid="00a11c90" officeooo:paragraph-rsid="002bdfe3"/>
    </style:style>
    <style:style style:name="P136" style:family="paragraph" style:parent-style-name="Text_20_body">
      <style:text-properties officeooo:paragraph-rsid="008cbaa9"/>
    </style:style>
    <style:style style:name="P137" style:family="paragraph" style:parent-style-name="Heading_20_4">
      <style:paragraph-properties fo:margin-left="1.251cm" fo:margin-right="0cm" fo:text-indent="0cm" style:auto-text-indent="false"/>
    </style:style>
    <style:style style:name="P138" style:family="paragraph" style:parent-style-name="Text_20_body">
      <style:paragraph-properties fo:margin-left="1.251cm" fo:margin-right="0cm" fo:text-indent="0cm" style:auto-text-indent="false"/>
      <style:text-properties officeooo:rsid="00a27f40" officeooo:paragraph-rsid="00a27f40"/>
    </style:style>
    <style:style style:name="P139" style:family="paragraph" style:parent-style-name="Text_20_body">
      <style:text-properties officeooo:rsid="00a3762f" officeooo:paragraph-rsid="00a3762f"/>
    </style:style>
    <style:style style:name="P140" style:family="paragraph" style:parent-style-name="Contents_20_1">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8.501cm" style:type="right" style:leader-style="dotted" style:leader-text="."/>
        </style:tab-stops>
      </style:paragraph-properties>
    </style:style>
    <style:style style:name="P142"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43"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44"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45" style:family="paragraph" style:parent-style-name="Heading_20_1">
      <style:paragraph-properties fo:margin-top="0cm" fo:margin-bottom="0cm" style:contextual-spacing="false"/>
      <style:text-properties officeooo:paragraph-rsid="0016d821"/>
    </style:style>
    <style:style style:name="P146" style:family="paragraph" style:parent-style-name="Heading_20_1">
      <style:paragraph-properties fo:margin-top="0cm" fo:margin-bottom="0cm" style:contextual-spacing="false"/>
      <style:text-properties officeooo:rsid="0024a134" officeooo:paragraph-rsid="0024a134"/>
    </style:style>
    <style:style style:name="P147" style:family="paragraph" style:parent-style-name="Heading_20_1">
      <style:paragraph-properties fo:margin-top="0cm" fo:margin-bottom="0cm" style:contextual-spacing="false"/>
      <style:text-properties officeooo:rsid="00294287" officeooo:paragraph-rsid="00294287"/>
    </style:style>
    <style:style style:name="P148" style:family="paragraph" style:parent-style-name="Heading_20_1">
      <style:paragraph-properties fo:margin-top="0cm" fo:margin-bottom="0cm" style:contextual-spacing="false"/>
      <style:text-properties officeooo:rsid="00294287" officeooo:paragraph-rsid="0035cf99"/>
    </style:style>
    <style:style style:name="P149" style:family="paragraph" style:parent-style-name="Heading_20_1">
      <style:paragraph-properties fo:margin-top="0cm" fo:margin-bottom="0cm" style:contextual-spacing="false"/>
      <style:text-properties officeooo:rsid="00294287" officeooo:paragraph-rsid="0038cc2d"/>
    </style:style>
    <style:style style:name="P150" style:family="paragraph" style:parent-style-name="Heading_20_1">
      <style:paragraph-properties fo:margin-top="0cm" fo:margin-bottom="0cm" style:contextual-spacing="false"/>
      <style:text-properties officeooo:rsid="00294287" officeooo:paragraph-rsid="0076c8cb"/>
    </style:style>
    <style:style style:name="P151" style:family="paragraph" style:parent-style-name="Heading_20_1">
      <style:paragraph-properties fo:margin-top="0cm" fo:margin-bottom="0cm" style:contextual-spacing="false"/>
      <style:text-properties officeooo:rsid="00294287" officeooo:paragraph-rsid="0039da1b"/>
    </style:style>
    <style:style style:name="P152" style:family="paragraph" style:parent-style-name="Heading_20_1">
      <style:paragraph-properties fo:margin-top="0cm" fo:margin-bottom="0cm" style:contextual-spacing="false"/>
      <style:text-properties officeooo:paragraph-rsid="00338bae"/>
    </style:style>
    <style:style style:name="P153" style:family="paragraph" style:parent-style-name="Heading_20_2">
      <style:text-properties officeooo:paragraph-rsid="0035cf99"/>
    </style:style>
    <style:style style:name="P154" style:family="paragraph" style:parent-style-name="Heading_20_2">
      <style:text-properties officeooo:paragraph-rsid="006d3ea8"/>
    </style:style>
    <style:style style:name="P155"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56"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57"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8" style:family="paragraph" style:parent-style-name="Heading_20_2">
      <style:text-properties officeooo:paragraph-rsid="00586438"/>
    </style:style>
    <style:style style:name="P159" style:family="paragraph" style:parent-style-name="Heading_20_2">
      <style:text-properties officeooo:rsid="0019736a" officeooo:paragraph-rsid="0038cc2d"/>
    </style:style>
    <style:style style:name="P160" style:family="paragraph" style:parent-style-name="Heading_20_2">
      <style:text-properties officeooo:paragraph-rsid="0076c8cb"/>
    </style:style>
    <style:style style:name="P161" style:family="paragraph" style:parent-style-name="Heading_20_2">
      <style:text-properties officeooo:paragraph-rsid="0059061e"/>
    </style:style>
    <style:style style:name="P162" style:family="paragraph" style:parent-style-name="Heading_20_2">
      <style:text-properties officeooo:paragraph-rsid="003e80bf"/>
    </style:style>
    <style:style style:name="P163" style:family="paragraph" style:parent-style-name="Heading_20_3">
      <style:text-properties officeooo:paragraph-rsid="0025f20b"/>
    </style:style>
    <style:style style:name="P164" style:family="paragraph" style:parent-style-name="Heading_20_3">
      <style:text-properties officeooo:paragraph-rsid="007ea1c8"/>
    </style:style>
    <style:style style:name="P165" style:family="paragraph" style:parent-style-name="Heading_20_3">
      <style:text-properties officeooo:paragraph-rsid="008c0377"/>
    </style:style>
    <style:style style:name="P166" style:family="paragraph" style:parent-style-name="Heading_20_3">
      <style:text-properties officeooo:paragraph-rsid="00a11c90"/>
    </style:style>
    <style:style style:name="P167" style:family="paragraph" style:parent-style-name="Heading_20_3">
      <style:text-properties officeooo:paragraph-rsid="00971cf3"/>
    </style:style>
    <style:style style:name="P168" style:family="paragraph" style:parent-style-name="Heading_20_3">
      <style:text-properties officeooo:paragraph-rsid="00a27f40"/>
    </style:style>
    <style:style style:name="P169" style:family="paragraph" style:parent-style-name="Heading_20_3">
      <style:text-properties officeooo:paragraph-rsid="00932f78"/>
    </style:style>
    <style:style style:name="P170" style:family="paragraph" style:parent-style-name="Heading_20_3">
      <style:text-properties officeooo:paragraph-rsid="00460bf3"/>
    </style:style>
    <style:style style:name="P171" style:family="paragraph" style:parent-style-name="Heading_20_3">
      <style:text-properties officeooo:paragraph-rsid="0031ce97"/>
    </style:style>
    <style:style style:name="P172" style:family="paragraph" style:parent-style-name="Heading_20_3">
      <style:text-properties officeooo:paragraph-rsid="0087cd7b"/>
    </style:style>
    <style:style style:name="P173" style:family="paragraph" style:parent-style-name="Heading_20_3">
      <style:text-properties officeooo:paragraph-rsid="00475860"/>
    </style:style>
    <style:style style:name="P174" style:family="paragraph" style:parent-style-name="Heading_20_3">
      <style:text-properties officeooo:paragraph-rsid="006d3ea8"/>
    </style:style>
    <style:style style:name="P175" style:family="paragraph" style:parent-style-name="Heading_20_3">
      <style:text-properties officeooo:paragraph-rsid="00586438"/>
    </style:style>
    <style:style style:name="P176" style:family="paragraph" style:parent-style-name="Heading_20_3">
      <style:text-properties officeooo:rsid="0039da1b" officeooo:paragraph-rsid="0076c8cb"/>
    </style:style>
    <style:style style:name="P177" style:family="paragraph" style:parent-style-name="Heading_20_3">
      <style:text-properties officeooo:rsid="0039da1b"/>
    </style:style>
    <style:style style:name="P178" style:family="paragraph" style:parent-style-name="Heading_20_5">
      <style:text-properties officeooo:paragraph-rsid="006d3ea8"/>
    </style:style>
    <style:style style:name="T1" style:family="text">
      <style:text-properties officeooo:rsid="00a53e64"/>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2" draw:name="Bild58" text:anchor-type="char" svg:width="0.831cm" svg:height="0.831cm" draw:z-index="60"><draw:image xlink:href="Pictures/1000000100000080000000802F260AA07D3ACAE1.png" xlink:type="simple" xlink:show="embed" xlink:actuate="onLoad" draw:mime-type="image/png"/></draw:frame></text:p>
          </table:table-cell>
          <table:table-cell table:style-name="Tabelle14.B1" office:value-type="string">
            <text:p text:style-name="P125"><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7"><text:a xlink:type="simple" xlink:href="#__RefHeading___Toc872_3511420670" text:style-name="Index_20_Link" text:visited-style-name="Index_20_Link">Outliner Data Operation<text:tab/>11</text:a></text:p>
          <text:p text:style-name="P127"><text:a xlink:type="simple" xlink:href="#__RefHeading___Toc884_3511420670" text:style-name="Index_20_Link" text:visited-style-name="Index_20_Link">Collection<text:tab/>12</text:a></text:p>
          <text:p text:style-name="P127"><text:a xlink:type="simple" xlink:href="#__RefHeading___Toc1395_4165511858" text:style-name="Index_20_Link" text:visited-style-name="Index_20_Link">Object Menu<text:tab/>17</text:a></text:p>
          <text:p text:style-name="P127"><text:a xlink:type="simple" xlink:href="#__RefHeading___Toc1409_4165511858" text:style-name="Index_20_Link" text:visited-style-name="Index_20_Link">Outliner ID Data Operation<text:tab/>19</text:a></text:p>
          <text:p text:style-name="P127"><text:a xlink:type="simple" xlink:href="#__RefHeading___Toc41456_2781160866" text:style-name="Index_20_Link" text:visited-style-name="Index_20_Link">Outliner Animation Data Property<text:tab/>20</text:a></text:p>
          <text:p text:style-name="P126"><text:a xlink:type="simple" xlink:href="#__RefHeading___Toc1990_1986333677" text:style-name="Index_20_Link" text:visited-style-name="Index_20_Link">Level Restrictions<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2</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3</text:a></text:p>
          <text:p text:style-name="P127"><text:a xlink:type="simple" xlink:href="#__RefHeading___Toc3329_35948477321" text:style-name="Index_20_Link" text:visited-style-name="Index_20_Link">Remove Selected From Active Collection<text:tab/>23</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7"><text:a xlink:type="simple" xlink:href="#__RefHeading___Toc2674_2443479846" text:style-name="Index_20_Link" text:visited-style-name="Index_20_Link">Filter<text:tab/>23</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6</text:a></text:p>
          <text:p text:style-name="P127"><text:a xlink:type="simple" xlink:href="#__RefHeading___Toc1415_4165511858" text:style-name="Index_20_Link" text:visited-style-name="Index_20_Link">Filter<text:tab/>26</text:a></text:p>
          <text:p text:style-name="P126"><text:a xlink:type="simple" xlink:href="#__RefHeading___Toc1697_395012967" text:style-name="Index_20_Link" text:visited-style-name="Index_20_Link">Sequence Mode<text:tab/>28</text:a></text:p>
          <text:p text:style-name="P127"><text:a xlink:type="simple" xlink:href="#__RefHeading___Toc2059_2295829155" text:style-name="Index_20_Link" text:visited-style-name="Index_20_Link">Sync Outliner Selection<text:tab/>28</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7"><text:a xlink:type="simple" xlink:href="#__RefHeading___Toc3486_1123233484" text:style-name="Index_20_Link" text:visited-style-name="Index_20_Link">Outliner Library Operation<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7"><text:a xlink:type="simple" xlink:href="#__RefHeading___Toc3371_2578844842" text:style-name="Index_20_Link" text:visited-style-name="Index_20_Link">Filter options<text:tab/>30</text:a></text:p>
          <text:p text:style-name="P127"><text:a xlink:type="simple" xlink:href="#__RefHeading___Toc3373_2578844842" text:style-name="Index_20_Link" text:visited-style-name="Index_20_Link">Filter<text:tab/>31</text:a></text:p>
          <text:p text:style-name="P126"><text:a xlink:type="simple" xlink:href="#__RefHeading___Toc1786_1749843591" text:style-name="Index_20_Link" text:visited-style-name="Index_20_Link">Orphan Mode<text:tab/>31</text:a></text:p>
          <text:p text:style-name="P127"><text:a xlink:type="simple" xlink:href="#__RefHeading___Toc2147_2200851745" text:style-name="Index_20_Link" text:visited-style-name="Index_20_Link"><text:soft-page-break/>Clean Up<text:tab/>31</text:a></text:p>
          <text:p text:style-name="P127"><text:a xlink:type="simple" xlink:href="#__RefHeading___Toc1788_1749843591" text:style-name="Index_20_Link" text:visited-style-name="Index_20_Link">Filter<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3</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37"/>
      <table:table table:name="Tabelle12" table:style-name="Tabelle12">
        <table:table-column table:style-name="Tabelle12.A"/>
        <table:table-row>
          <table:table-cell table:style-name="Tabelle12.A1" office:value-type="string">
            <text:h text:style-name="P142"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8"><text:a xlink:type="simple" xlink:href="#__RefHeading___Toc413_3680197763" text:style-name="Index_20_Link" text:visited-style-name="Index_20_Link">Show Active<text:tab/>8</text:a></text:p>
          <text:p text:style-name="P128"><text:a xlink:type="simple" xlink:href="#__RefHeading___Toc415_3680197763" text:style-name="Index_20_Link" text:visited-style-name="Index_20_Link">Show One Level<text:tab/>9</text:a></text:p>
          <text:p text:style-name="P128"><text:a xlink:type="simple" xlink:href="#__RefHeading___Toc417_3680197763" text:style-name="Index_20_Link" text:visited-style-name="Index_20_Link">Hide One Level<text:tab/>9</text:a></text:p>
          <text:p text:style-name="P128"><text:a xlink:type="simple" xlink:href="#__RefHeading___Toc557_3501098584" text:style-name="Index_20_Link" text:visited-style-name="Index_20_Link">Expand / Collapse All<text:tab/>9</text:a></text:p>
          <text:p text:style-name="P128"><text:a xlink:type="simple" xlink:href="#__RefHeading___Toc419_3680197763" text:style-name="Index_20_Link" text:visited-style-name="Index_20_Link">Show Hierarchy<text:tab/>9</text:a></text:p>
          <text:p text:style-name="P128"><text:a xlink:type="simple" xlink:href="#__RefHeading___Toc421_3680197763" text:style-name="Index_20_Link" text:visited-style-name="Index_20_Link">Box Select<text:tab/>9</text:a></text:p>
          <text:p text:style-name="P128"><text:a xlink:type="simple" xlink:href="#__RefHeading___Toc425_3680197763" text:style-name="Index_20_Link" text:visited-style-name="Index_20_Link">Select All<text:tab/>9</text:a></text:p>
          <text:p text:style-name="P128"><text:a xlink:type="simple" xlink:href="#__RefHeading___Toc427_3680197763" text:style-name="Index_20_Link" text:visited-style-name="Index_20_Link">Deselect All<text:tab/>9</text:a></text:p>
          <text:p text:style-name="P128"><text:a xlink:type="simple" xlink:href="#__RefHeading___Toc429_3680197763" text:style-name="Index_20_Link" text:visited-style-name="Index_20_Link">Invert Selection<text:tab/>9</text:a></text:p>
          <text:p text:style-name="P128"><text:a xlink:type="simple" xlink:href="#__RefHeading___Toc3903_1312551988" text:style-name="Index_20_Link" text:visited-style-name="Index_20_Link">Pie menus<text:tab/>9</text:a></text:p>
          <text:p text:style-name="P128"><text:a xlink:type="simple" xlink:href="#__RefHeading___Toc431_3680197763" text:style-name="Index_20_Link" text:visited-style-name="Index_20_Link">Area<text:tab/>9</text:a></text:p>
          <text:p text:style-name="P129"><text:a xlink:type="simple" xlink:href="#__RefHeading___Toc559_3501098584" text:style-name="Index_20_Link" text:visited-style-name="Index_20_Link">Horizontal Split<text:tab/>9</text:a></text:p>
          <text:p text:style-name="P129"><text:a xlink:type="simple" xlink:href="#__RefHeading___Toc561_3501098584" text:style-name="Index_20_Link" text:visited-style-name="Index_20_Link">Vertical Split<text:tab/>9</text:a></text:p>
          <text:p text:style-name="P129"><text:a xlink:type="simple" xlink:href="#__RefHeading___Toc563_3501098584" text:style-name="Index_20_Link" text:visited-style-name="Index_20_Link">Duplicate Area into new Window<text:tab/>9</text:a></text:p>
          <text:p text:style-name="P129"><text:a xlink:type="simple" xlink:href="#__RefHeading___Toc565_3501098584" text:style-name="Index_20_Link" text:visited-style-name="Index_20_Link">Toggle Maximize Area<text:tab/>10</text:a></text:p>
          <text:p text:style-name="P129"><text:a xlink:type="simple" xlink:href="#__RefHeading___Toc567_3501098584" text:style-name="Index_20_Link" text:visited-style-name="Index_20_Link">Toggle Fullscreen Area<text:tab/>10</text:a></text:p>
          <text:p text:style-name="P128"><text:a xlink:type="simple" xlink:href="#__RefHeading___Toc6231_2929210311" text:style-name="Index_20_Link" text:visited-style-name="Index_20_Link">Close Area<text:tab/>10</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8"><text:a xlink:type="simple" xlink:href="#__RefHeading___Toc870_3511420670" text:style-name="Index_20_Link" text:visited-style-name="Index_20_Link">Delete<text:tab/>10</text:a></text:p>
          <text:p text:style-name="P128"><text:a xlink:type="simple" xlink:href="#__RefHeading___Toc4715_276082758" text:style-name="Index_20_Link" text:visited-style-name="Index_20_Link">Copy Settings<text:tab/>10</text:a></text:p>
          <text:p text:style-name="P128"><text:a xlink:type="simple" xlink:href="#__RefHeading___Toc2446_7098039271" text:style-name="Index_20_Link" text:visited-style-name="Index_20_Link">Linked Copy<text:tab/>10</text:a></text:p>
          <text:p text:style-name="P128"><text:a xlink:type="simple" xlink:href="#__RefHeading___Toc2448_7098039271" text:style-name="Index_20_Link" text:visited-style-name="Index_20_Link">Full Copy<text:tab/>11</text:a></text:p>
          <text:p text:style-name="P128"><text:a xlink:type="simple" xlink:href="#__RefHeading___Toc4717_276082758" text:style-name="Index_20_Link" text:visited-style-name="Index_20_Link">Mark as Asset, Clear Asset, Clear Asset (Set Fake User)<text:tab/>11</text:a></text:p>
          <text:p text:style-name="P127"><text:a xlink:type="simple" xlink:href="#__RefHeading___Toc872_3511420670" text:style-name="Index_20_Link" text:visited-style-name="Index_20_Link">Outliner Data Operation<text:tab/>11</text:a></text:p>
          <text:p text:style-name="P128"><text:a xlink:type="simple" xlink:href="#__RefHeading___Toc874_3511420670" text:style-name="Index_20_Link" text:visited-style-name="Index_20_Link">Select<text:tab/>11</text:a></text:p>
          <text:p text:style-name="P128"><text:a xlink:type="simple" xlink:href="#__RefHeading___Toc876_3511420670" text:style-name="Index_20_Link" text:visited-style-name="Index_20_Link">Deselect<text:tab/>11</text:a></text:p>
          <text:p text:style-name="P128"><text:a xlink:type="simple" xlink:href="#__RefHeading___Toc878_3511420670" text:style-name="Index_20_Link" text:visited-style-name="Index_20_Link">Hide<text:tab/>11</text:a></text:p>
          <text:p text:style-name="P128"><text:a xlink:type="simple" xlink:href="#__RefHeading___Toc880_3511420670" text:style-name="Index_20_Link" text:visited-style-name="Index_20_Link"><text:soft-page-break/>Unhide<text:tab/>11</text:a></text:p>
          <text:p text:style-name="P128"><text:a xlink:type="simple" xlink:href="#__RefHeading___Toc882_3511420670" text:style-name="Index_20_Link" text:visited-style-name="Index_20_Link">Select Linked<text:tab/>11</text:a></text:p>
          <text:p text:style-name="P128"><text:a xlink:type="simple" xlink:href="#__RefHeading___Toc4719_276082758" text:style-name="Index_20_Link" text:visited-style-name="Index_20_Link">Mark as Asset, Clear Asset, Clear Asset (Set Fake User)<text:tab/>11</text:a></text:p>
          <text:p text:style-name="P127"><text:a xlink:type="simple" xlink:href="#__RefHeading___Toc884_3511420670" text:style-name="Index_20_Link" text:visited-style-name="Index_20_Link">Collection<text:tab/>12</text:a></text:p>
          <text:p text:style-name="P128"><text:a xlink:type="simple" xlink:href="#__RefHeading___Toc1966_1986333677" text:style-name="Index_20_Link" text:visited-style-name="Index_20_Link">New Nested<text:tab/>12</text:a></text:p>
          <text:p text:style-name="P128"><text:a xlink:type="simple" xlink:href="#__RefHeading___Toc886_3511420670" text:style-name="Index_20_Link" text:visited-style-name="Index_20_Link">New<text:tab/>12</text:a></text:p>
          <text:p text:style-name="P128"><text:a xlink:type="simple" xlink:href="#__RefHeading___Toc888_3511420670" text:style-name="Index_20_Link" text:visited-style-name="Index_20_Link">Duplicate Collection<text:tab/>12</text:a></text:p>
          <text:p text:style-name="P128"><text:a xlink:type="simple" xlink:href="#__RefHeading___Toc890_3511420670" text:style-name="Index_20_Link" text:visited-style-name="Index_20_Link">Duplicate Linked<text:tab/>12</text:a></text:p>
          <text:p text:style-name="P128"><text:a xlink:type="simple" xlink:href="#__RefHeading___Toc1968_1986333677" text:style-name="Index_20_Link" text:visited-style-name="Index_20_Link">Copy<text:tab/>12</text:a></text:p>
          <text:p text:style-name="P128"><text:a xlink:type="simple" xlink:href="#__RefHeading___Toc1970_1986333677" text:style-name="Index_20_Link" text:visited-style-name="Index_20_Link">Paste<text:tab/>12</text:a></text:p>
          <text:p text:style-name="P128"><text:a xlink:type="simple" xlink:href="#__RefHeading___Toc892_3511420670" text:style-name="Index_20_Link" text:visited-style-name="Index_20_Link">Delete<text:tab/>12</text:a></text:p>
          <text:p text:style-name="P128"><text:a xlink:type="simple" xlink:href="#__RefHeading___Toc894_3511420670" text:style-name="Index_20_Link" text:visited-style-name="Index_20_Link">Delete Hierarchy<text:tab/>12</text:a></text:p>
          <text:p text:style-name="P128"><text:a xlink:type="simple" xlink:href="#__RefHeading___Toc896_3511420670" text:style-name="Index_20_Link" text:visited-style-name="Index_20_Link">Select Objects<text:tab/>12</text:a></text:p>
          <text:p text:style-name="P128"><text:a xlink:type="simple" xlink:href="#__RefHeading___Toc898_3511420670" text:style-name="Index_20_Link" text:visited-style-name="Index_20_Link">Deselect Objects<text:tab/>12</text:a></text:p>
          <text:p text:style-name="P128"><text:a xlink:type="simple" xlink:href="#__RefHeading___Toc900_3511420670" text:style-name="Index_20_Link" text:visited-style-name="Index_20_Link">Instance to Scene<text:tab/>12</text:a></text:p>
          <text:p text:style-name="P128"><text:a xlink:type="simple" xlink:href="#__RefHeading___Toc904_3511420670" text:style-name="Index_20_Link" text:visited-style-name="Index_20_Link">Unlink<text:tab/>13</text:a></text:p>
          <text:p text:style-name="P128"><text:a xlink:type="simple" xlink:href="#__RefHeading___Toc906_3511420670" text:style-name="Index_20_Link" text:visited-style-name="Index_20_Link">Visibility<text:tab/>13</text:a></text:p>
          <text:p text:style-name="P129"><text:a xlink:type="simple" xlink:href="#__RefHeading___Toc908_3511420670" text:style-name="Index_20_Link" text:visited-style-name="Index_20_Link">Isolate<text:tab/>13</text:a></text:p>
          <text:p text:style-name="P129"><text:a xlink:type="simple" xlink:href="#__RefHeading___Toc912_3511420670" text:style-name="Index_20_Link" text:visited-style-name="Index_20_Link">Show All Inside<text:tab/>13</text:a></text:p>
          <text:p text:style-name="P129"><text:a xlink:type="simple" xlink:href="#__RefHeading___Toc914_3511420670" text:style-name="Index_20_Link" text:visited-style-name="Index_20_Link">Hide<text:tab/>13</text:a></text:p>
          <text:p text:style-name="P128"><text:a xlink:type="simple" xlink:href="#__RefHeading___Toc5613_4095526554" text:style-name="Index_20_Link" text:visited-style-name="Index_20_Link">Set Color Tag<text:tab/>13</text:a></text:p>
          <text:p text:style-name="P128"><text:a xlink:type="simple" xlink:href="#__RefHeading___Toc928_3511420670" text:style-name="Index_20_Link" text:visited-style-name="Index_20_Link">ID Data<text:tab/>13</text:a></text:p>
          <text:p text:style-name="P129"><text:a xlink:type="simple" xlink:href="#__RefHeading___Toc945_3511420670" text:style-name="Index_20_Link" text:visited-style-name="Index_20_Link">Unlink<text:tab/>14</text:a></text:p>
          <text:p text:style-name="P129"><text:a xlink:type="simple" xlink:href="#__RefHeading___Toc947_3511420670" text:style-name="Index_20_Link" text:visited-style-name="Index_20_Link">Make Local<text:tab/>14</text:a></text:p>
          <text:p text:style-name="P130"><text:a xlink:type="simple" xlink:href="#__RefHeading___Toc2175_1970227228" text:style-name="Index_20_Link" text:visited-style-name="Index_20_Link">Add Library Override<text:tab/>14</text:a></text:p>
          <text:p text:style-name="P129"><text:a xlink:type="simple" xlink:href="#__RefHeading___Toc949_3511420670" text:style-name="Index_20_Link" text:visited-style-name="Index_20_Link">Make Single User<text:tab/>14</text:a></text:p>
          <text:p text:style-name="P129"><text:a xlink:type="simple" xlink:href="#__RefHeading___Toc951_3511420670" text:style-name="Index_20_Link" text:visited-style-name="Index_20_Link">Delete<text:tab/>14</text:a></text:p>
          <text:p text:style-name="P129"><text:a xlink:type="simple" xlink:href="#__RefHeading___Toc953_3511420670" text:style-name="Index_20_Link" text:visited-style-name="Index_20_Link">Remap Users<text:tab/>14</text:a></text:p>
          <text:p text:style-name="P128"><text:a xlink:type="simple" xlink:href="#__RefHeading___Toc1972_1986333677" text:style-name="Index_20_Link" text:visited-style-name="Index_20_Link">Copy<text:tab/>14</text:a></text:p>
          <text:p text:style-name="P128"><text:a xlink:type="simple" xlink:href="#__RefHeading___Toc1974_1986333677" text:style-name="Index_20_Link" text:visited-style-name="Index_20_Link">Paste<text:tab/>14</text:a></text:p>
          <text:p text:style-name="P128"><text:a xlink:type="simple" xlink:href="#__RefHeading___Toc3337_642643275" text:style-name="Index_20_Link" text:visited-style-name="Index_20_Link">Make Library Override Editable<text:tab/>14</text:a></text:p>
          <text:p text:style-name="P128"><text:a xlink:type="simple" xlink:href="#__RefHeading___Toc3339_642643275" text:style-name="Index_20_Link" text:visited-style-name="Index_20_Link">Make Library Override Hierarchy<text:tab/>14</text:a></text:p>
          <text:p text:style-name="P128"><text:a xlink:type="simple" xlink:href="#__RefHeading___Toc3341_642643275" text:style-name="Index_20_Link" text:visited-style-name="Index_20_Link">Reset Library Override<text:tab/>15</text:a></text:p>
          <text:p text:style-name="P128"><text:a xlink:type="simple" xlink:href="#__RefHeading___Toc3343_642643275" text:style-name="Index_20_Link" text:visited-style-name="Index_20_Link">Reset Library Override Hierarchy<text:tab/>15</text:a></text:p>
          <text:p text:style-name="P128"><text:a xlink:type="simple" xlink:href="#__RefHeading___Toc3345_642643275" text:style-name="Index_20_Link" text:visited-style-name="Index_20_Link">Resync Library Override Hierarchy<text:tab/>15</text:a></text:p>
          <text:p text:style-name="P128"><text:a xlink:type="simple" xlink:href="#__RefHeading___Toc3347_642643275" text:style-name="Index_20_Link" text:visited-style-name="Index_20_Link">Resync Library Override Hierarchy Enforce<text:tab/>15</text:a></text:p>
          <text:p text:style-name="P128"><text:a xlink:type="simple" xlink:href="#__RefHeading___Toc3349_642643275" text:style-name="Index_20_Link" text:visited-style-name="Index_20_Link">Delete Library Override Hierarchy<text:tab/>15</text:a></text:p>
          <text:p text:style-name="P128"><text:a xlink:type="simple" xlink:href="#__RefHeading___Toc3440_1950446924" text:style-name="Index_20_Link" text:visited-style-name="Index_20_Link">Clear Single Library Override<text:tab/>15</text:a></text:p>
          <text:p text:style-name="P129"><text:a xlink:type="simple" xlink:href="#__RefHeading___Toc3351_642643275" text:style-name="Index_20_Link" text:visited-style-name="Index_20_Link">Copy<text:tab/>15</text:a></text:p>
          <text:p text:style-name="P129"><text:a xlink:type="simple" xlink:href="#__RefHeading___Toc3353_642643275" text:style-name="Index_20_Link" text:visited-style-name="Index_20_Link">Paste<text:tab/>15</text:a></text:p>
          <text:p text:style-name="P129"><text:a xlink:type="simple" xlink:href="#__RefHeading___Toc955_3511420670" text:style-name="Index_20_Link" text:visited-style-name="Index_20_Link">Add Fake User<text:tab/>15</text:a></text:p>
          <text:p text:style-name="P129"><text:a xlink:type="simple" xlink:href="#__RefHeading___Toc957_3511420670" text:style-name="Index_20_Link" text:visited-style-name="Index_20_Link">Clear Fake User<text:tab/>15</text:a></text:p>
          <text:p text:style-name="P129"><text:a xlink:type="simple" xlink:href="#__RefHeading___Toc959_3511420670" text:style-name="Index_20_Link" text:visited-style-name="Index_20_Link">Rename<text:tab/>15</text:a></text:p>
          <text:p text:style-name="P129"><text:a xlink:type="simple" xlink:href="#__RefHeading___Toc961_3511420670" text:style-name="Index_20_Link" text:visited-style-name="Index_20_Link">Select Linked<text:tab/>15</text:a></text:p>
          <text:p text:style-name="P128"><text:a xlink:type="simple" xlink:href="#__RefHeading___Toc3537_923838224" text:style-name="Index_20_Link" text:visited-style-name="Index_20_Link">Make Library Override<text:tab/>16</text:a></text:p>
          <text:p text:style-name="P129"><text:a xlink:type="simple" xlink:href="#__RefHeading___Toc3539_923838224" text:style-name="Index_20_Link" text:visited-style-name="Index_20_Link">Selected<text:tab/>16</text:a></text:p>
          <text:p text:style-name="P129"><text:a xlink:type="simple" xlink:href="#__RefHeading___Toc3541_923838224" text:style-name="Index_20_Link" text:visited-style-name="Index_20_Link">Content<text:tab/>16</text:a></text:p>
          <text:p text:style-name="P129"><text:a xlink:type="simple" xlink:href="#__RefHeading___Toc3543_923838224" text:style-name="Index_20_Link" text:visited-style-name="Index_20_Link">Selected &amp; Content<text:tab/>16</text:a></text:p>
          <text:p text:style-name="P128"><text:a xlink:type="simple" xlink:href="#__RefHeading___Toc3545_923838224" text:style-name="Index_20_Link" text:visited-style-name="Index_20_Link">Reset Library Override<text:tab/>16</text:a></text:p>
          <text:p text:style-name="P129"><text:a xlink:type="simple" xlink:href="#__RefHeading___Toc3547_923838224" text:style-name="Index_20_Link" text:visited-style-name="Index_20_Link">Selected<text:tab/>16</text:a></text:p>
          <text:p text:style-name="P129"><text:a xlink:type="simple" xlink:href="#__RefHeading___Toc3549_923838224" text:style-name="Index_20_Link" text:visited-style-name="Index_20_Link">Content<text:tab/>16</text:a></text:p>
          <text:p text:style-name="P129"><text:a xlink:type="simple" xlink:href="#__RefHeading___Toc3551_923838224" text:style-name="Index_20_Link" text:visited-style-name="Index_20_Link">Selected &amp; Content<text:tab/>16</text:a></text:p>
          <text:p text:style-name="P128"><text:a xlink:type="simple" xlink:href="#__RefHeading___Toc3553_923838224" text:style-name="Index_20_Link" text:visited-style-name="Index_20_Link">Clear Library Override<text:tab/>16</text:a></text:p>
          <text:p text:style-name="P129"><text:a xlink:type="simple" xlink:href="#__RefHeading___Toc3555_923838224" text:style-name="Index_20_Link" text:visited-style-name="Index_20_Link"><text:soft-page-break/>Selected<text:tab/>16</text:a></text:p>
          <text:p text:style-name="P129"><text:a xlink:type="simple" xlink:href="#__RefHeading___Toc3557_923838224" text:style-name="Index_20_Link" text:visited-style-name="Index_20_Link">Content<text:tab/>16</text:a></text:p>
          <text:p text:style-name="P129"><text:a xlink:type="simple" xlink:href="#__RefHeading___Toc3559_923838224" text:style-name="Index_20_Link" text:visited-style-name="Index_20_Link">Selected &amp; Content<text:tab/>16</text:a></text:p>
          <text:p text:style-name="P128"><text:a xlink:type="simple" xlink:href="#__RefHeading___Toc3561_923838224" text:style-name="Index_20_Link" text:visited-style-name="Index_20_Link">Troubleshoot Library Override<text:tab/>17</text:a></text:p>
          <text:p text:style-name="P129"><text:a xlink:type="simple" xlink:href="#__RefHeading___Toc3563_923838224" text:style-name="Index_20_Link" text:visited-style-name="Index_20_Link">Resync<text:tab/>17</text:a></text:p>
          <text:p text:style-name="P129"><text:a xlink:type="simple" xlink:href="#__RefHeading___Toc3565_923838224" text:style-name="Index_20_Link" text:visited-style-name="Index_20_Link">Resync Enforce<text:tab/>17</text:a></text:p>
          <text:p text:style-name="P129"><text:a xlink:type="simple" xlink:href="#__RefHeading___Toc3567_923838224" text:style-name="Index_20_Link" text:visited-style-name="Index_20_Link">Delete<text:tab/>17</text:a></text:p>
          <text:p text:style-name="P128"><text:a xlink:type="simple" xlink:href="#__RefHeading___Toc3187_1098413008" text:style-name="Index_20_Link" text:visited-style-name="Index_20_Link">Mark as Asset<text:tab/>17</text:a></text:p>
          <text:p text:style-name="P128"><text:a xlink:type="simple" xlink:href="#__RefHeading___Toc3189_1098413008" text:style-name="Index_20_Link" text:visited-style-name="Index_20_Link">Clear Asset<text:tab/>17</text:a></text:p>
          <text:p text:style-name="P128"><text:a xlink:type="simple" xlink:href="#__RefHeading___Toc3355_642643275" text:style-name="Index_20_Link" text:visited-style-name="Index_20_Link">Clear Asset (Set Fake User)<text:tab/>17</text:a></text:p>
          <text:p text:style-name="P127"><text:a xlink:type="simple" xlink:href="#__RefHeading___Toc1395_4165511858" text:style-name="Index_20_Link" text:visited-style-name="Index_20_Link">Object Menu<text:tab/>17</text:a></text:p>
          <text:p text:style-name="P128"><text:a xlink:type="simple" xlink:href="#__RefHeading___Toc1399_4165511858" text:style-name="Index_20_Link" text:visited-style-name="Index_20_Link">Select<text:tab/>17</text:a></text:p>
          <text:p text:style-name="P128"><text:a xlink:type="simple" xlink:href="#__RefHeading___Toc1401_4165511858" text:style-name="Index_20_Link" text:visited-style-name="Index_20_Link">Select Hierarchy<text:tab/>17</text:a></text:p>
          <text:p text:style-name="P128"><text:a xlink:type="simple" xlink:href="#__RefHeading___Toc1403_4165511858" text:style-name="Index_20_Link" text:visited-style-name="Index_20_Link">Deselect<text:tab/>17</text:a></text:p>
          <text:p text:style-name="P128"><text:a xlink:type="simple" xlink:href="#__RefHeading___Toc1976_1986333677" text:style-name="Index_20_Link" text:visited-style-name="Index_20_Link">Copy<text:tab/>17</text:a></text:p>
          <text:p text:style-name="P128"><text:a xlink:type="simple" xlink:href="#__RefHeading___Toc1978_1986333677" text:style-name="Index_20_Link" text:visited-style-name="Index_20_Link">Paste<text:tab/>17</text:a></text:p>
          <text:p text:style-name="P128"><text:a xlink:type="simple" xlink:href="#__RefHeading___Toc1980_1986333677" text:style-name="Index_20_Link" text:visited-style-name="Index_20_Link">Delete<text:tab/>18</text:a></text:p>
          <text:p text:style-name="P128"><text:a xlink:type="simple" xlink:href="#__RefHeading___Toc2101_1768720822" text:style-name="Index_20_Link" text:visited-style-name="Index_20_Link">Delete Hierarchy<text:tab/>18</text:a></text:p>
          <text:p text:style-name="P128"><text:a xlink:type="simple" xlink:href="#__RefHeading___Toc1405_4165511858" text:style-name="Index_20_Link" text:visited-style-name="Index_20_Link">Unlink<text:tab/>18</text:a></text:p>
          <text:p text:style-name="P128"><text:a xlink:type="simple" xlink:href="#__RefHeading___Toc1407_4165511858" text:style-name="Index_20_Link" text:visited-style-name="Index_20_Link">ID Data<text:tab/>18</text:a></text:p>
          <text:p text:style-name="P129"><text:a xlink:type="simple" xlink:href="#__RefHeading___Toc945_35114206701" text:style-name="Index_20_Link" text:visited-style-name="Index_20_Link">Unlink<text:tab/>18</text:a></text:p>
          <text:p text:style-name="P129"><text:a xlink:type="simple" xlink:href="#__RefHeading___Toc947_35114206701" text:style-name="Index_20_Link" text:visited-style-name="Index_20_Link">Make Local<text:tab/>18</text:a></text:p>
          <text:p text:style-name="P129"><text:a xlink:type="simple" xlink:href="#__RefHeading___Toc949_35114206701" text:style-name="Index_20_Link" text:visited-style-name="Index_20_Link">Make Single User<text:tab/>18</text:a></text:p>
          <text:p text:style-name="P129"><text:a xlink:type="simple" xlink:href="#__RefHeading___Toc951_35114206701" text:style-name="Index_20_Link" text:visited-style-name="Index_20_Link">Delete<text:tab/>18</text:a></text:p>
          <text:p text:style-name="P129"><text:a xlink:type="simple" xlink:href="#__RefHeading___Toc953_35114206701" text:style-name="Index_20_Link" text:visited-style-name="Index_20_Link">Remap Users<text:tab/>18</text:a></text:p>
          <text:p text:style-name="P128"><text:a xlink:type="simple" xlink:href="#__RefHeading___Toc1982_1986333677" text:style-name="Index_20_Link" text:visited-style-name="Index_20_Link">Copy<text:tab/>18</text:a></text:p>
          <text:p text:style-name="P128"><text:a xlink:type="simple" xlink:href="#__RefHeading___Toc1984_1986333677" text:style-name="Index_20_Link" text:visited-style-name="Index_20_Link">Paste<text:tab/>18</text:a></text:p>
          <text:p text:style-name="P129"><text:a xlink:type="simple" xlink:href="#__RefHeading___Toc955_35114206701" text:style-name="Index_20_Link" text:visited-style-name="Index_20_Link">Add Fake User<text:tab/>18</text:a></text:p>
          <text:p text:style-name="P129"><text:a xlink:type="simple" xlink:href="#__RefHeading___Toc957_35114206701" text:style-name="Index_20_Link" text:visited-style-name="Index_20_Link">Clear Fake User<text:tab/>19</text:a></text:p>
          <text:p text:style-name="P129"><text:a xlink:type="simple" xlink:href="#__RefHeading___Toc959_35114206701" text:style-name="Index_20_Link" text:visited-style-name="Index_20_Link">Rename<text:tab/>19</text:a></text:p>
          <text:p text:style-name="P129"><text:a xlink:type="simple" xlink:href="#__RefHeading___Toc961_35114206701" text:style-name="Index_20_Link" text:visited-style-name="Index_20_Link">Select Linked<text:tab/>19</text:a></text:p>
          <text:p text:style-name="P127"><text:a xlink:type="simple" xlink:href="#__RefHeading___Toc1409_4165511858" text:style-name="Index_20_Link" text:visited-style-name="Index_20_Link">Outliner ID Data Operation<text:tab/>19</text:a></text:p>
          <text:p text:style-name="P128"><text:a xlink:type="simple" xlink:href="#__RefHeading___Toc1411_4165511858" text:style-name="Index_20_Link" text:visited-style-name="Index_20_Link">Unlink<text:tab/>19</text:a></text:p>
          <text:p text:style-name="P128"><text:a xlink:type="simple" xlink:href="#__RefHeading___Toc947_351142067011" text:style-name="Index_20_Link" text:visited-style-name="Index_20_Link">Make Local<text:tab/>19</text:a></text:p>
          <text:p text:style-name="P128"><text:a xlink:type="simple" xlink:href="#__RefHeading___Toc951_351142067011" text:style-name="Index_20_Link" text:visited-style-name="Index_20_Link">Delete<text:tab/>19</text:a></text:p>
          <text:p text:style-name="P128"><text:a xlink:type="simple" xlink:href="#__RefHeading___Toc953_351142067011" text:style-name="Index_20_Link" text:visited-style-name="Index_20_Link">Remap Users<text:tab/>19</text:a></text:p>
          <text:p text:style-name="P128"><text:a xlink:type="simple" xlink:href="#__RefHeading___Toc1986_1986333677" text:style-name="Index_20_Link" text:visited-style-name="Index_20_Link">Copy<text:tab/>19</text:a></text:p>
          <text:p text:style-name="P128"><text:a xlink:type="simple" xlink:href="#__RefHeading___Toc1988_1986333677" text:style-name="Index_20_Link" text:visited-style-name="Index_20_Link">Paste<text:tab/>19</text:a></text:p>
          <text:p text:style-name="P129"><text:a xlink:type="simple" xlink:href="#__RefHeading___Toc955_351142067011" text:style-name="Index_20_Link" text:visited-style-name="Index_20_Link">Add Fake User<text:tab/>19</text:a></text:p>
          <text:p text:style-name="P129"><text:a xlink:type="simple" xlink:href="#__RefHeading___Toc957_351142067011" text:style-name="Index_20_Link" text:visited-style-name="Index_20_Link">Clear Fake User<text:tab/>20</text:a></text:p>
          <text:p text:style-name="P129"><text:a xlink:type="simple" xlink:href="#__RefHeading___Toc959_351142067011" text:style-name="Index_20_Link" text:visited-style-name="Index_20_Link">Rename<text:tab/>20</text:a></text:p>
          <text:p text:style-name="P129"><text:a xlink:type="simple" xlink:href="#__RefHeading___Toc961_351142067011" text:style-name="Index_20_Link" text:visited-style-name="Index_20_Link">Select Linked<text:tab/>20</text:a></text:p>
          <text:p text:style-name="P128"><text:a xlink:type="simple" xlink:href="#__RefHeading___Toc3106_3529495941" text:style-name="Index_20_Link" text:visited-style-name="Index_20_Link">Mark as Asset<text:tab/>20</text:a></text:p>
          <text:p text:style-name="P128"><text:a xlink:type="simple" xlink:href="#__RefHeading___Toc3189_10984130081" text:style-name="Index_20_Link" text:visited-style-name="Index_20_Link">Clear Asset<text:tab/>20</text:a></text:p>
          <text:p text:style-name="P128"><text:a xlink:type="simple" xlink:href="#__RefHeading___Toc3108_3529495941" text:style-name="Index_20_Link" text:visited-style-name="Index_20_Link">Clear Asset (Set Fake User)<text:tab/>20</text:a></text:p>
          <text:p text:style-name="P127"><text:a xlink:type="simple" xlink:href="#__RefHeading___Toc41456_2781160866" text:style-name="Index_20_Link" text:visited-style-name="Index_20_Link">Outliner Animation Data Property<text:tab/>20</text:a></text:p>
          <text:p text:style-name="P128"><text:a xlink:type="simple" xlink:href="#__RefHeading___Toc41458_2781160866" text:style-name="Index_20_Link" text:visited-style-name="Index_20_Link">Clear Animation Data<text:tab/>20</text:a></text:p>
          <text:p text:style-name="P128"><text:a xlink:type="simple" xlink:href="#__RefHeading___Toc41460_2781160866" text:style-name="Index_20_Link" text:visited-style-name="Index_20_Link">Set Action<text:tab/>20</text:a></text:p>
          <text:p text:style-name="P128"><text:a xlink:type="simple" xlink:href="#__RefHeading___Toc41462_2781160866" text:style-name="Index_20_Link" text:visited-style-name="Index_20_Link">Unlink Action<text:tab/>20</text:a></text:p>
          <text:p text:style-name="P128"><text:a xlink:type="simple" xlink:href="#__RefHeading___Toc41464_2781160866" text:style-name="Index_20_Link" text:visited-style-name="Index_20_Link">Refresh Drivers<text:tab/>20</text:a></text:p>
          <text:p text:style-name="P128"><text:a xlink:type="simple" xlink:href="#__RefHeading___Toc41466_2781160866" text:style-name="Index_20_Link" text:visited-style-name="Index_20_Link">Clear Drivers<text:tab/>20</text:a></text:p>
          <text:p text:style-name="P126"><text:a xlink:type="simple" xlink:href="#__RefHeading___Toc1990_1986333677" text:style-name="Index_20_Link" text:visited-style-name="Index_20_Link">Level Restrictions<text:tab/>21</text:a></text:p>
          <text:p text:style-name="P128"><text:a xlink:type="simple" xlink:href="#__RefHeading___Toc1674_395012967" text:style-name="Index_20_Link" text:visited-style-name="Index_20_Link">Selectability<text:tab/>21</text:a></text:p>
          <text:p text:style-name="P128"><text:a xlink:type="simple" xlink:href="#__RefHeading___Toc1676_395012967" text:style-name="Index_20_Link" text:visited-style-name="Index_20_Link"><text:soft-page-break/>Hide from Viewport<text:tab/>21</text:a></text:p>
          <text:p text:style-name="P128"><text:a xlink:type="simple" xlink:href="#__RefHeading___Toc1678_395012967" text:style-name="Index_20_Link" text:visited-style-name="Index_20_Link">Hide from Render<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1</text:a></text:p>
          <text:p text:style-name="P128"><text:a xlink:type="simple" xlink:href="#__RefHeading___Toc3317_35948477321" text:style-name="Index_20_Link" text:visited-style-name="Index_20_Link">Move to Collection<text:tab/>21</text:a></text:p>
          <text:p text:style-name="P129"><text:a xlink:type="simple" xlink:href="#__RefHeading___Toc4136_26743962381" text:style-name="Index_20_Link" text:visited-style-name="Index_20_Link">Last Operator Move to Collection<text:tab/>22</text:a></text:p>
          <text:p text:style-name="P130"><text:a xlink:type="simple" xlink:href="#__RefHeading___Toc4138_26743962381" text:style-name="Index_20_Link" text:visited-style-name="Index_20_Link">Name<text:tab/>22</text:a></text:p>
          <text:p text:style-name="P128"><text:a xlink:type="simple" xlink:href="#__RefHeading___Toc3319_35948477321" text:style-name="Index_20_Link" text:visited-style-name="Index_20_Link">Link to Collection<text:tab/>22</text:a></text:p>
          <text:p text:style-name="P129"><text:a xlink:type="simple" xlink:href="#__RefHeading___Toc7680_30309420681" text:style-name="Index_20_Link" text:visited-style-name="Index_20_Link">Last Operator Link to Collection<text:tab/>22</text:a></text:p>
          <text:p text:style-name="P130"><text:a xlink:type="simple" xlink:href="#__RefHeading___Toc4142_26743962381" text:style-name="Index_20_Link" text:visited-style-name="Index_20_Link">Name<text:tab/>22</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2</text:a></text:p>
          <text:p text:style-name="P127"><text:a xlink:type="simple" xlink:href="#__RefHeading___Toc3329_35948477321" text:style-name="Index_20_Link" text:visited-style-name="Index_20_Link">Remove Selected From Active Collection<text:tab/>22</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8"><text:a xlink:type="simple" xlink:href="#__RefHeading___Toc4721_276082758" text:style-name="Index_20_Link" text:visited-style-name="Index_20_Link">New<text:tab/>23</text:a></text:p>
          <text:p text:style-name="P128"><text:a xlink:type="simple" xlink:href="#__RefHeading___Toc2444_709803927" text:style-name="Index_20_Link" text:visited-style-name="Index_20_Link">Copy Settings<text:tab/>23</text:a></text:p>
          <text:p text:style-name="P128"><text:a xlink:type="simple" xlink:href="#__RefHeading___Toc2446_709803927" text:style-name="Index_20_Link" text:visited-style-name="Index_20_Link">Linked Copy<text:tab/>23</text:a></text:p>
          <text:p text:style-name="P128"><text:a xlink:type="simple" xlink:href="#__RefHeading___Toc2448_709803927" text:style-name="Index_20_Link" text:visited-style-name="Index_20_Link">Full Copy<text:tab/>23</text:a></text:p>
          <text:p text:style-name="P127"><text:a xlink:type="simple" xlink:href="#__RefHeading___Toc2674_2443479846" text:style-name="Index_20_Link" text:visited-style-name="Index_20_Link">Filter<text:tab/>23</text:a></text:p>
          <text:p text:style-name="P128"><text:a xlink:type="simple" xlink:href="#__RefHeading___Toc1994_19863336771" text:style-name="Index_20_Link" text:visited-style-name="Index_20_Link">Restriction Toggles<text:tab/>23</text:a></text:p>
          <text:p text:style-name="P128"><text:a xlink:type="simple" xlink:href="#__RefHeading___Toc2676_2443479846" text:style-name="Index_20_Link" text:visited-style-name="Index_20_Link">Sort Alphabetically<text:tab/>23</text:a></text:p>
          <text:p text:style-name="P128"><text:a xlink:type="simple" xlink:href="#__RefHeading___Toc1998_19863336771" text:style-name="Index_20_Link" text:visited-style-name="Index_20_Link">Sync Selection<text:tab/>23</text:a></text:p>
          <text:p text:style-name="P128"><text:a xlink:type="simple" xlink:href="#__RefHeading___Toc2505_40766962641" text:style-name="Index_20_Link" text:visited-style-name="Index_20_Link">Show Mode Column<text:tab/>24</text:a></text:p>
          <text:p text:style-name="P128"><text:a xlink:type="simple" xlink:href="#__RefHeading___Toc2000_19863336771" text:style-name="Index_20_Link" text:visited-style-name="Index_20_Link">Search<text:tab/>24</text:a></text:p>
          <text:p text:style-name="P129"><text:a xlink:type="simple" xlink:href="#__RefHeading___Toc1425_41655118581" text:style-name="Index_20_Link" text:visited-style-name="Index_20_Link">Exact Match Search<text:tab/>24</text:a></text:p>
          <text:p text:style-name="P129"><text:a xlink:type="simple" xlink:href="#__RefHeading___Toc1427_41655118581" text:style-name="Index_20_Link" text:visited-style-name="Index_20_Link">Case Sensitive Search<text:tab/>24</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8"><text:a xlink:type="simple" xlink:href="#__RefHeading___Toc3317_3594847732" text:style-name="Index_20_Link" text:visited-style-name="Index_20_Link">Move to Collection<text:tab/>24</text:a></text:p>
          <text:p text:style-name="P128"><text:a xlink:type="simple" xlink:href="#__RefHeading___Toc3319_3594847732" text:style-name="Index_20_Link" text:visited-style-name="Index_20_Link">Link to Collection<text:tab/>25</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5</text:a></text:p>
          <text:p text:style-name="P127"><text:a xlink:type="simple" xlink:href="#__RefHeading___Toc1415_4165511858" text:style-name="Index_20_Link" text:visited-style-name="Index_20_Link">Filter<text:tab/>26</text:a></text:p>
          <text:p text:style-name="P128"><text:a xlink:type="simple" xlink:href="#__RefHeading___Toc1994_1986333677" text:style-name="Index_20_Link" text:visited-style-name="Index_20_Link">Restriction Toggles<text:tab/>26</text:a></text:p>
          <text:p text:style-name="P129"><text:a xlink:type="simple" xlink:href="#__RefHeading___Toc2491_4076696264" text:style-name="Index_20_Link" text:visited-style-name="Index_20_Link">Exclude from View Layer<text:tab/>26</text:a></text:p>
          <text:p text:style-name="P129"><text:a xlink:type="simple" xlink:href="#__RefHeading___Toc2493_4076696264" text:style-name="Index_20_Link" text:visited-style-name="Index_20_Link">Selectable<text:tab/>26</text:a></text:p>
          <text:p text:style-name="P129"><text:a xlink:type="simple" xlink:href="#__RefHeading___Toc2495_4076696264" text:style-name="Index_20_Link" text:visited-style-name="Index_20_Link">Hide in Viewport<text:tab/>26</text:a></text:p>
          <text:p text:style-name="P129"><text:a xlink:type="simple" xlink:href="#__RefHeading___Toc2497_4076696264" text:style-name="Index_20_Link" text:visited-style-name="Index_20_Link">Disable in Viewport<text:tab/>26</text:a></text:p>
          <text:p text:style-name="P129"><text:a xlink:type="simple" xlink:href="#__RefHeading___Toc2499_4076696264" text:style-name="Index_20_Link" text:visited-style-name="Index_20_Link">Disable in Renders<text:tab/>26</text:a></text:p>
          <text:p text:style-name="P129"><text:a xlink:type="simple" xlink:href="#__RefHeading___Toc2501_4076696264" text:style-name="Index_20_Link" text:visited-style-name="Index_20_Link">Holdout<text:tab/>26</text:a></text:p>
          <text:p text:style-name="P129"><text:a xlink:type="simple" xlink:href="#__RefHeading___Toc2503_4076696264" text:style-name="Index_20_Link" text:visited-style-name="Index_20_Link">Indirect only<text:tab/>26</text:a></text:p>
          <text:p text:style-name="P128"><text:a xlink:type="simple" xlink:href="#__RefHeading___Toc1996_1986333677" text:style-name="Index_20_Link" text:visited-style-name="Index_20_Link">Sort Alphabetically<text:tab/>26</text:a></text:p>
          <text:p text:style-name="P128"><text:a xlink:type="simple" xlink:href="#__RefHeading___Toc1998_1986333677" text:style-name="Index_20_Link" text:visited-style-name="Index_20_Link">Sync Selection<text:tab/>26</text:a></text:p>
          <text:p text:style-name="P128"><text:a xlink:type="simple" xlink:href="#__RefHeading___Toc2505_4076696264" text:style-name="Index_20_Link" text:visited-style-name="Index_20_Link">Show Mode Column<text:tab/>27</text:a></text:p>
          <text:p text:style-name="P128"><text:a xlink:type="simple" xlink:href="#__RefHeading___Toc2000_1986333677" text:style-name="Index_20_Link" text:visited-style-name="Index_20_Link">Search<text:tab/>27</text:a></text:p>
          <text:p text:style-name="P129"><text:a xlink:type="simple" xlink:href="#__RefHeading___Toc1425_4165511858" text:style-name="Index_20_Link" text:visited-style-name="Index_20_Link">Exact Match Search<text:tab/>27</text:a></text:p>
          <text:p text:style-name="P129"><text:a xlink:type="simple" xlink:href="#__RefHeading___Toc1427_4165511858" text:style-name="Index_20_Link" text:visited-style-name="Index_20_Link">Case Sensitive Search<text:tab/>27</text:a></text:p>
          <text:p text:style-name="P128"><text:a xlink:type="simple" xlink:href="#__RefHeading___Toc1433_4165511858" text:style-name="Index_20_Link" text:visited-style-name="Index_20_Link">Filter<text:tab/>27</text:a></text:p>
          <text:p text:style-name="P129"><text:a xlink:type="simple" xlink:href="#__RefHeading___Toc1435_4165511858" text:style-name="Index_20_Link" text:visited-style-name="Index_20_Link"><text:soft-page-break/>Object State Filter<text:tab/>27</text:a></text:p>
          <text:p text:style-name="P130"><text:a xlink:type="simple" xlink:href="#__RefHeading___Toc2678_2443479846" text:style-name="Index_20_Link" text:visited-style-name="Index_20_Link">Invert<text:tab/>27</text:a></text:p>
          <text:p text:style-name="P126"><text:a xlink:type="simple" xlink:href="#__RefHeading___Toc1697_395012967" text:style-name="Index_20_Link" text:visited-style-name="Index_20_Link">Sequence Mode<text:tab/>27</text:a></text:p>
          <text:p text:style-name="P127"><text:a xlink:type="simple" xlink:href="#__RefHeading___Toc2059_2295829155" text:style-name="Index_20_Link" text:visited-style-name="Index_20_Link">Sync Outliner Selection<text:tab/>27</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9"><text:a xlink:type="simple" xlink:href="#__RefHeading___Toc1724_395012967" text:style-name="Index_20_Link" text:visited-style-name="Index_20_Link">Filter ID Type<text:tab/>28</text:a></text:p>
          <text:p text:style-name="P127"><text:a xlink:type="simple" xlink:href="#__RefHeading___Toc3486_1123233484" text:style-name="Index_20_Link" text:visited-style-name="Index_20_Link">Outliner Library Operation<text:tab/>28</text:a></text:p>
          <text:p text:style-name="P128"><text:a xlink:type="simple" xlink:href="#__RefHeading___Toc3495_1013291886" text:style-name="Index_20_Link" text:visited-style-name="Index_20_Link">Delete<text:tab/>28</text:a></text:p>
          <text:p text:style-name="P128"><text:a xlink:type="simple" xlink:href="#__RefHeading___Toc3497_1013291886" text:style-name="Index_20_Link" text:visited-style-name="Index_20_Link">Relocate<text:tab/>28</text:a></text:p>
          <text:p text:style-name="P128"><text:a xlink:type="simple" xlink:href="#__RefHeading___Toc3499_1013291886" text:style-name="Index_20_Link" text:visited-style-name="Index_20_Link">Reload<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8"><text:a xlink:type="simple" xlink:href="#__RefHeading___Toc1774_1749843591" text:style-name="Index_20_Link" text:visited-style-name="Index_20_Link">Edit Menu<text:tab/>29</text:a></text:p>
          <text:p text:style-name="P129"><text:a xlink:type="simple" xlink:href="#__RefHeading___Toc1776_1749843591" text:style-name="Index_20_Link" text:visited-style-name="Index_20_Link">Keying Set Add Selected<text:tab/>29</text:a></text:p>
          <text:p text:style-name="P129"><text:a xlink:type="simple" xlink:href="#__RefHeading___Toc1778_1749843591" text:style-name="Index_20_Link" text:visited-style-name="Index_20_Link">Keying Set Remove Selected<text:tab/>29</text:a></text:p>
          <text:p text:style-name="P129"><text:a xlink:type="simple" xlink:href="#__RefHeading___Toc1780_1749843591" text:style-name="Index_20_Link" text:visited-style-name="Index_20_Link">Add Drivers to Selected<text:tab/>29</text:a></text:p>
          <text:p text:style-name="P129"><text:a xlink:type="simple" xlink:href="#__RefHeading___Toc1782_1749843591" text:style-name="Index_20_Link" text:visited-style-name="Index_20_Link">Delete Drivers for Selected<text:tab/>29</text:a></text:p>
          <text:p text:style-name="P128"><text:a xlink:type="simple" xlink:href="#__RefHeading___Toc7724_3221167308" text:style-name="Index_20_Link" text:visited-style-name="Index_20_Link">Set Keying set<text:tab/>29</text:a></text:p>
          <text:p text:style-name="P128"><text:a xlink:type="simple" xlink:href="#__RefHeading___Toc7726_3221167308" text:style-name="Index_20_Link" text:visited-style-name="Index_20_Link">Add keyframe<text:tab/>29</text:a></text:p>
          <text:p text:style-name="P128"><text:a xlink:type="simple" xlink:href="#__RefHeading___Toc7728_3221167308" text:style-name="Index_20_Link" text:visited-style-name="Index_20_Link">Remove keyframe<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8"><text:a xlink:type="simple" xlink:href="#__RefHeading___Toc3409_2923808202" text:style-name="Index_20_Link" text:visited-style-name="Index_20_Link">Properties<text:tab/>30</text:a></text:p>
          <text:p text:style-name="P128"><text:a xlink:type="simple" xlink:href="#__RefHeading___Toc3411_2923808202" text:style-name="Index_20_Link" text:visited-style-name="Index_20_Link">Hierarchies<text:tab/>30</text:a></text:p>
          <text:p text:style-name="P127"><text:a xlink:type="simple" xlink:href="#__RefHeading___Toc3371_2578844842" text:style-name="Index_20_Link" text:visited-style-name="Index_20_Link">Filter options<text:tab/>30</text:a></text:p>
          <text:p text:style-name="P128"><text:a xlink:type="simple" xlink:href="#__RefHeading___Toc3375_2578844842" text:style-name="Index_20_Link" text:visited-style-name="Index_20_Link">Sort alphabetically<text:tab/>30</text:a></text:p>
          <text:p text:style-name="P128"><text:a xlink:type="simple" xlink:href="#__RefHeading___Toc3377_2578844842" text:style-name="Index_20_Link" text:visited-style-name="Index_20_Link">Search<text:tab/>30</text:a></text:p>
          <text:p text:style-name="P129"><text:a xlink:type="simple" xlink:href="#__RefHeading___Toc3379_2578844842" text:style-name="Index_20_Link" text:visited-style-name="Index_20_Link">Exact match<text:tab/>30</text:a></text:p>
          <text:p text:style-name="P129"><text:a xlink:type="simple" xlink:href="#__RefHeading___Toc3381_2578844842" text:style-name="Index_20_Link" text:visited-style-name="Index_20_Link">Case sensitive<text:tab/>30</text:a></text:p>
          <text:p text:style-name="P127"><text:a xlink:type="simple" xlink:href="#__RefHeading___Toc3373_2578844842" text:style-name="Index_20_Link" text:visited-style-name="Index_20_Link">Filter<text:tab/>31</text:a></text:p>
          <text:p text:style-name="P129"><text:a xlink:type="simple" xlink:href="#__RefHeading___Toc1724_39501296711" text:style-name="Index_20_Link" text:visited-style-name="Index_20_Link">Filter ID Type<text:tab/>31</text:a></text:p>
          <text:p text:style-name="P126"><text:a xlink:type="simple" xlink:href="#__RefHeading___Toc1786_1749843591" text:style-name="Index_20_Link" text:visited-style-name="Index_20_Link">Orphan Mode<text:tab/>31</text:a></text:p>
          <text:p text:style-name="P127"><text:a xlink:type="simple" xlink:href="#__RefHeading___Toc2147_2200851745" text:style-name="Index_20_Link" text:visited-style-name="Index_20_Link">Clean Up<text:tab/>31</text:a></text:p>
          <text:p text:style-name="P128"><text:a xlink:type="simple" xlink:href="#__RefHeading___Toc7629_602874941" text:style-name="Index_20_Link" text:visited-style-name="Index_20_Link">Clean Up menu<text:tab/>31</text:a></text:p>
          <text:p text:style-name="P129"><text:a xlink:type="simple" xlink:href="#__RefHeading___Toc7631_602874941" text:style-name="Index_20_Link" text:visited-style-name="Index_20_Link">Unused Data<text:tab/>31</text:a></text:p>
          <text:p text:style-name="P129"><text:a xlink:type="simple" xlink:href="#__RefHeading___Toc4239_2209119115" text:style-name="Index_20_Link" text:visited-style-name="Index_20_Link">Recursive Unused Data<text:tab/>31</text:a></text:p>
          <text:p text:style-name="P129"><text:a xlink:type="simple" xlink:href="#__RefHeading___Toc4241_2209119115" text:style-name="Index_20_Link" text:visited-style-name="Index_20_Link">Unused Linked Data<text:tab/>32</text:a></text:p>
          <text:p text:style-name="P129"><text:a xlink:type="simple" xlink:href="#__RefHeading___Toc4243_2209119115" text:style-name="Index_20_Link" text:visited-style-name="Index_20_Link">Recursive Unused Linked Data<text:tab/>32</text:a></text:p>
          <text:p text:style-name="P129"><text:a xlink:type="simple" xlink:href="#__RefHeading___Toc4245_2209119115" text:style-name="Index_20_Link" text:visited-style-name="Index_20_Link">Unused Local Data<text:tab/>32</text:a></text:p>
          <text:p text:style-name="P129"><text:a xlink:type="simple" xlink:href="#__RefHeading___Toc4247_2209119115" text:style-name="Index_20_Link" text:visited-style-name="Index_20_Link">Recursive Unused Local Data<text:tab/>32</text:a></text:p>
          <text:p text:style-name="P127"><text:a xlink:type="simple" xlink:href="#__RefHeading___Toc1788_1749843591" text:style-name="Index_20_Link" text:visited-style-name="Index_20_Link">Filter<text:tab/>32</text:a></text:p>
          <text:p text:style-name="P129"><text:a xlink:type="simple" xlink:href="#__RefHeading___Toc1724_3950129671" text:style-name="Index_20_Link" text:visited-style-name="Index_20_Link">Filter ID Type<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2</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20"/>
      <text:p text:style-name="P20"/>
      <text:p text:style-name="P20"/>
      <text:p text:style-name="P20"/>
      <text:p text:style-name="P20"><text:soft-page-break/></text:p>
      <text:p text:style-name="P20"/>
      <table:table table:name="Tabelle1" table:style-name="Tabelle1">
        <table:table-column table:style-name="Tabelle1.A"/>
        <table:table-row>
          <table:table-cell table:style-name="Tabelle1.A1" office:value-type="string">
            <text:h text:style-name="P145" text:outline-level="1"><text:bookmark-start text:name="__RefHeading___Toc892_761696535"/>Outliner<text:bookmark-end text:name="__RefHeading___Toc892_761696535"/></text:h>
          </table:table-cell>
        </table:table-row>
      </table:table>
      <text:p text:style-name="P121"/>
      <text:p text:style-name="P47"><draw:frame draw:style-name="fr1" draw:name="Bild1" text:anchor-type="paragraph" svg:y="0.138cm" svg:width="5.791cm" svg:height="4.941cm"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2"/>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6"> When you select an object in the outliner, then it is also selected in the scene.</text:span></text:p>
      <text:p text:style-name="P67"><draw:frame draw:style-name="fr2" draw:name="Bild42" text:anchor-type="paragraph" svg:x="12.723cm" svg:y="0.018cm" svg:width="5.81cm" svg:height="3.221cm"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6">Like in the 3D view, </text:span>Shift + LMB adds to the selection, or can remove the clicked object from the selection<text:span text:style-name="T14">.</text:span></text:p>
      <text:p text:style-name="P57"><draw:frame draw:style-name="fr1" draw:name="Bild36" text:anchor-type="paragraph" svg:y="0.259cm" svg:width="5.77cm" svg:height="1.05cm"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8">You can navigate with the arrow buttons. Holding shift while navigating with the arrow buttons will extend the selection.</text:p>
      <text:p text:style-name="P79">Delete hotkey deletes the selected items. Also selected collections.</text:p>
      <text:h text:style-name="P153" text:outline-level="2"><draw:frame draw:style-name="fr1" draw:name="Bild3" text:anchor-type="paragraph" svg:y="0.827cm" svg:width="5.821cm" svg:height="3.2cm"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7">n arrow</text:span> sign at the left are hierarchical objects. Hierarchy <text:soft-page-break/>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table-cell table:style-name="Tabelle3.A1" office:value-type="string">
            <text:h text:style-name="P146" text:outline-level="1"><text:bookmark-start text:name="__RefHeading___Toc405_3680197763"/>Header - All Modes<text:bookmark-end text:name="__RefHeading___Toc405_3680197763"/></text:h>
          </table:table-cell>
        </table:table-row>
      </table:table>
      <text:p text:style-name="P46"/>
      <text:p text:style-name="Text_20_body"><draw:frame draw:style-name="fr2" draw:name="Bild7" text:anchor-type="paragraph" svg:x="12.566cm" svg:y="0.037cm" svg:width="6.1cm" svg:height="5.11cm"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5">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1" draw:name="Bild8" text:anchor-type="paragraph" svg:y="-0.067cm" svg:width="3.3cm" svg:height="3.42cm" draw:z-index="2"><draw:image xlink:href="Pictures/10000001000000BB000000C299CB0651FDC67D4A.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45"/>
      <text:h text:style-name="Heading_20_2" text:outline-level="2"><draw:frame draw:style-name="fr1" draw:name="Bild9" text:anchor-type="paragraph" svg:y="0.356cm" svg:width="3.45cm" svg:height="4.84cm" draw:z-index="3"><draw:image xlink:href="Pictures/10000001000000CC0000011E4FF70554F6D44168.png" xlink:type="simple" xlink:show="embed" xlink:actuate="onLoad" draw:mime-type="image/png"/></draw:frame><text:bookmark-start text:name="__RefHeading___Toc411_3680197763"/>View Menu<text:bookmark-end text:name="__RefHeading___Toc411_3680197763"/></text:h>
      <text:p text:style-name="P45">The View menu contains general view related functionality.</text:p>
      <text:p text:style-name="P45"/>
      <text:p text:style-name="P45"/>
      <text:p text:style-name="P45"/>
      <text:p text:style-name="P45"/>
      <text:h text:style-name="Heading_20_3" text:outline-level="3"><draw:frame draw:style-name="fr1" draw:name="Bild10" text:anchor-type="paragraph" svg:y="0.198cm" svg:width="5.77cm" svg:height="1.3cm"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1" draw:name="Bild11" text:anchor-type="paragraph" svg:y="0.129cm" svg:width="5.791cm" svg:height="3.54cm" draw:z-index="5"><draw:image xlink:href="Pictures/1000000100000156000000D185D386E4AF6349F5.png" xlink:type="simple" xlink:show="embed" xlink:actuate="onLoad" draw:mime-type="image/png"/></draw:frame><text:bookmark-start text:name="__RefHeading___Toc415_3680197763"/><text:soft-page-break/>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63"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5">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1" draw:name="Bild62" text:anchor-type="paragraph" svg:y="0.723cm" svg:width="6.879cm" svg:height="0.51cm"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3">Lists the available pie menus, and gives you the ability to read the hotkeys and assign own hotkeys.</text:p>
      <text:p text:style-name="P124"/>
      <text:h text:style-name="P164" text:outline-level="3"><draw:frame draw:style-name="fr1" draw:name="Bild19" text:anchor-type="paragraph" svg:y="0.723cm" svg:width="7.31cm" svg:height="2.66cm"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3" text:outline-level="4"><text:bookmark-start text:name="__RefHeading___Toc559_3501098584"/>Horizontal Split<text:bookmark-end text:name="__RefHeading___Toc559_3501098584"/></text:h>
      <text:p text:style-name="P5">Splits the editor horizontally into two editors.</text:p>
      <text:h text:style-name="P123" text:outline-level="4"><text:bookmark-start text:name="__RefHeading___Toc561_3501098584"/>Vertical Split<text:bookmark-end text:name="__RefHeading___Toc561_3501098584"/></text:h>
      <text:p text:style-name="P5">Splits the editor vertically into two editors.</text:p>
      <text:h text:style-name="P123" text:outline-level="4"><text:bookmark-start text:name="__RefHeading___Toc563_3501098584"/>Duplicate Area into new Window<text:bookmark-end text:name="__RefHeading___Toc563_3501098584"/></text:h>
      <text:p text:style-name="P5">Creates a floating window out of the current editor</text:p>
      <text:h text:style-name="P123" text:outline-level="4"><text:bookmark-start text:name="__RefHeading___Toc565_3501098584"/><text:soft-page-break/>Toggle Maximize Area<text:bookmark-end text:name="__RefHeading___Toc565_3501098584"/></text:h>
      <text:p text:style-name="P101">Displays the editor maximized with menus.</text:p>
      <text:p text:style-name="P101">To return to split view press hotkey Ctrl Up Arrow, or reuse the menu item in the View menu.</text:p>
      <text:h text:style-name="P123" text:outline-level="4"><text:bookmark-start text:name="__RefHeading___Toc567_3501098584"/>Toggle Fullscreen Area<text:bookmark-end text:name="__RefHeading___Toc567_3501098584"/></text:h>
      <text:p text:style-name="P101">Displays the editor maximized without menus.</text:p>
      <text:p text:style-name="P101">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2">Closes the area window.</text:p>
      <text:p text:style-name="Horizontal_20_Line"/>
      <text:h text:style-name="Heading_20_2" text:outline-level="2"><draw:frame draw:style-name="fr1" draw:name="Bild14" text:anchor-type="paragraph" svg:y="0.649cm" svg:width="5.791cm" svg:height="0.88cm" draw:z-index="7"><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able:table table:name="Tabelle6" table:style-name="Tabelle6">
        <table:table-column table:style-name="Tabelle6.A"/>
        <table:table-row>
          <table:table-cell table:style-name="Tabelle6.A1" office:value-type="string">
            <text:h text:style-name="P147"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1" draw:name="Bild17" text:anchor-type="paragraph" svg:y="0.564cm" svg:width="3.23cm" svg:height="3.32cm" draw:z-index="9"><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5">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text:soft-page-break/>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4">Scenes cannot be stored in the asset library. This menu entries are redundant.</text:p>
      <text:p text:style-name="Horizontal_20_Line"/>
      <text:h text:style-name="Heading_20_2" text:outline-level="2"><draw:frame draw:style-name="fr1" draw:name="Bild18" text:anchor-type="paragraph" svg:y="0.115cm" svg:width="3.23cm" svg:height="3.32cm" draw:z-index="10"><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p>
      <text:p text:style-name="P9"/>
      <text:h text:style-name="Heading_20_3" text:outline-level="3"><draw:frame draw:style-name="fr1" draw:name="Bild61" text:anchor-type="paragraph" svg:y="0.365cm" svg:width="5.031cm" svg:height="2.35cm" draw:z-index="65"><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P165" text:outline-level="3"><text:bookmark-start text:name="__RefHeading___Toc4719_276082758"/>Mark as Asset, Clear Asset, Clear Asset (Set Fake User)<text:bookmark-end text:name="__RefHeading___Toc4719_276082758"/></text:h>
      <text:p text:style-name="P104">View Layers cannot be stored in the asset library. This menu entries are redundant.</text:p>
      <text:p text:style-name="P104"/>
      <text:p text:style-name="P104"/>
      <text:p text:style-name="P104"/>
      <text:p text:style-name="P104"/>
      <text:p text:style-name="P104"/>
      <text:p text:style-name="Horizontal_20_Line"/>
      <text:h text:style-name="Heading_20_2" text:outline-level="2"><draw:frame draw:style-name="fr1" draw:name="Bild21" text:anchor-type="paragraph" svg:y="0.123cm" svg:width="4.369cm" svg:height="9.5cm" draw:z-index="11"><draw:image xlink:href="Pictures/1000000100000102000002316508044C98B827AA.png" xlink:type="simple" xlink:show="embed" xlink:actuate="onLoad" draw:mime-type="image/png"/></draw:frame><draw:frame draw:style-name="fr2" draw:name="Bild60" text:anchor-type="paragraph" svg:x="10.888cm" svg:y="0.166cm" svg:width="3.33cm" svg:height="3.5cm" draw:z-index="64"><draw:image xlink:href="Pictures/10000001000000C5000000CF0A6F85F732AE381F.png" xlink:type="simple" xlink:show="embed" xlink:actuate="onLoad" draw:mime-type="image/png"/></draw:frame><text:bookmark-start text:name="__RefHeading___Toc884_3511420670"/><text:soft-page-break/>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66" text:outline-level="3"><text:bookmark-start text:name="__RefHeading___Toc1966_1986333677"/>New Nested<text:bookmark-end text:name="__RefHeading___Toc1966_1986333677"/></text:h>
      <text:p text:style-name="P6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5"/>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text:soft-page-break/>Unlink<text:bookmark-end text:name="__RefHeading___Toc904_3511420670"/></text:h>
      <text:p text:style-name="P9">Unlink selected collections from the active scene.</text:p>
      <text:h text:style-name="Heading_20_3" text:outline-level="3"><draw:frame draw:style-name="fr1" draw:name="Bild22" text:anchor-type="paragraph" svg:y="0.266cm" svg:width="8.691cm" svg:height="1.319cm"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2" draw:name="Bild33" text:anchor-type="paragraph" svg:x="12.852cm" svg:y="0.086cm" svg:width="5.69cm" svg:height="3.281cm" draw:z-index="45"><draw:image xlink:href="Pictures/1000000100000150000000C2696B24143AEC47A2.png" xlink:type="simple" xlink:show="embed" xlink:actuate="onLoad" draw:mime-type="image/png"/></draw:frame><draw:frame draw:style-name="fr2" draw:name="Bild20" text:anchor-type="paragraph" svg:x="7.86cm" svg:y="0.134cm" svg:width="4.32cm" svg:height="0.621cm" draw:z-index="44"><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89">Give the collections a colored icon.</text:p>
      <text:p text:style-name="P89"/>
      <text:p text:style-name="P16"/>
      <text:p text:style-name="P16"/>
      <text:p text:style-name="Horizontal_20_Line"/>
      <text:h text:style-name="Heading_20_3" text:outline-level="3"><draw:frame draw:style-name="fr1" draw:name="Bild24" text:anchor-type="paragraph" svg:y="0.356cm" svg:width="4.77cm" svg:height="3.431cm"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1">The content differs, dependant of the collection element that you right click at.<text:span text:style-name="T53"> And in which display mode you are.</text:span> Linked collections have different content.</text:p>
      <text:p text:style-name="P111"><draw:frame draw:style-name="fr2" draw:name="Bild64" text:anchor-type="paragraph" svg:x="4.764cm" svg:y="0.385cm" svg:width="6.75cm" svg:height="5.38cm" draw:z-index="68"><draw:image xlink:href="Pictures/1000000100000214000001A88704DED0E82D79FF.png" xlink:type="simple" xlink:show="embed" xlink:actuate="onLoad" draw:mime-type="image/png"/></draw:frame></text:p>
      <text:p text:style-name="P111"/>
      <text:p text:style-name="P136"><draw:frame draw:style-name="fr2" draw:name="Bild65" text:anchor-type="paragraph" svg:x="12.206cm" svg:y="-0.176cm" svg:width="6.549cm" svg:height="4.18cm" draw:z-index="69"><draw:image xlink:href="Pictures/10000001000002040000014971372188E57AA542.png" xlink:type="simple" xlink:show="embed" xlink:actuate="onLoad" draw:mime-type="image/png"/></draw:frame></text:p>
      <text:h text:style-name="Heading_20_4" text:outline-level="4"><text:bookmark-start text:name="__RefHeading___Toc945_3511420670"/><text:soft-page-break/>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6">Add a local library override to this collection.</text:p>
      <text:p text:style-name="P95">This tool works different from Make Override in the outliner. It does not iterate through the hierarchy of objects and collections based on the selection. But works just for the currently selected object.</text:p>
      <text:p text:style-name="P7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7">Just with a linked collection. Make a single, out of hierarchy, local override of this linked data.</text:p>
      <text:p text:style-name="P107">This only applies to the active outliner item.</text:p>
      <text:h text:style-name="Heading_20_3" text:outline-level="3"><text:bookmark-start text:name="__RefHeading___Toc3339_642643275"/>Make Library Override Hierarchy<text:bookmark-end text:name="__RefHeading___Toc3339_642643275"/></text:h>
      <text:p text:style-name="P107">Just with a linked collection. Make a local override of this linked data and its hierarchy of dependencies.<text:span text:style-name="T50"> Means the collection becomes local to the currend blend file. And the hierarchy gets revealed.</text:span></text:p>
      <text:p text:style-name="P107">This only applies to the active outliner item.</text:p>
      <text:p text:style-name="Horizontal_20_Line"/>
      <text:h text:style-name="Heading_20_3" text:outline-level="3"><text:bookmark-start text:name="__RefHeading___Toc3341_642643275"/><text:soft-page-break/>Reset Library Override<text:bookmark-end text:name="__RefHeading___Toc3341_642643275"/></text:h>
      <text:p text:style-name="P108">Just with a local made linked collection, by Make Library Override Hierarchy. </text:p>
      <text:p text:style-name="P108">Reset this local override to its linked values.</text:p>
      <text:h text:style-name="Heading_20_3" text:outline-level="3"><text:bookmark-start text:name="__RefHeading___Toc3343_642643275"/>Reset Library Override Hierarchy<text:bookmark-end text:name="__RefHeading___Toc3343_642643275"/></text:h>
      <text:p text:style-name="P109">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0">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0">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0">Deletes the selected element.</text:p>
      <text:h text:style-name="P167" text:outline-level="3"><text:bookmark-start text:name="__RefHeading___Toc3440_1950446924"/><text:span text:style-name="T21">Clear Single</text:span> Library Override<text:bookmark-end text:name="__RefHeading___Toc3440_1950446924"/></text:h>
      <text:p text:style-name="P131">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0">Copies the selected element<text:span text:style-name="T52">.</text:span></text:p>
      <text:h text:style-name="Heading_20_4" text:outline-level="4"><text:bookmark-start text:name="__RefHeading___Toc3353_642643275"/>Paste<text:bookmark-end text:name="__RefHeading___Toc3353_642643275"/></text:h>
      <text:p text:style-name="P110">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68" text:outline-level="3"><text:bookmark-start text:name="__RefHeading___Toc3537_923838224"/><text:soft-page-break/>Make Library Override<draw:frame draw:style-name="fr7" draw:name="Image3" text:anchor-type="char" svg:x="10.151cm" svg:y="0.356cm" svg:width="8.934cm" svg:height="3.84cm" draw:z-index="76"><draw:image xlink:href="Pictures/100000000000022C000000EF45B24B73F06C2960.png" xlink:type="simple" xlink:show="embed" xlink:actuate="onLoad" draw:mime-type="image/png"/></draw:frame><text:bookmark-end text:name="__RefHeading___Toc3537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37" text:outline-level="4"><text:bookmark-start text:name="__RefHeading___Toc3539_923838224"/>Selected<text:bookmark-end text:name="__RefHeading___Toc3539_923838224"/></text:h>
      <text:p text:style-name="P138">Add a library override to the selected collection.</text:p>
      <text:h text:style-name="P137" text:outline-level="4"><text:bookmark-start text:name="__RefHeading___Toc3541_923838224"/>Content<text:bookmark-end text:name="__RefHeading___Toc3541_923838224"/></text:h>
      <text:p text:style-name="P138">Add a library override to the content of the selected collection.</text:p>
      <text:h text:style-name="P137" text:outline-level="4"><text:bookmark-start text:name="__RefHeading___Toc3543_923838224"/>Selected &amp; Content<text:bookmark-end text:name="__RefHeading___Toc3543_923838224"/></text:h>
      <text:p text:style-name="P138">Add a library override to both, the content of the selected collection, and the selected collection.</text:p>
      <text:h text:style-name="P168" text:outline-level="3"><text:bookmark-start text:name="__RefHeading___Toc3545_923838224"/>Reset Library Override<text:bookmark-end text:name="__RefHeading___Toc3545_923838224"/></text:h>
      <text:p text:style-name="P133">Library Overrides is a system designed to allow editing<draw:frame draw:style-name="fr7" draw:name="Image4" text:anchor-type="char" svg:x="9.835cm" svg:y="-0.162cm" svg:width="9.006cm" svg:height="2.457cm" draw:z-index="77"><draw:image xlink:href="Pictures/1000000000000226000000968691F4479D62DEE3.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34" text:outline-level="4"><text:bookmark-start text:name="__RefHeading___Toc3547_923838224"/>Selected<text:bookmark-end text:name="__RefHeading___Toc3547_923838224"/></text:h>
      <text:p text:style-name="P138">Reset a library override to the selected collection.</text:p>
      <text:h text:style-name="P134" text:outline-level="4"><text:bookmark-start text:name="__RefHeading___Toc3549_923838224"/>Content<text:bookmark-end text:name="__RefHeading___Toc3549_923838224"/></text:h>
      <text:p text:style-name="P138">Reset a library override to the content of the selected collection.</text:p>
      <text:h text:style-name="P134" text:outline-level="4"><text:bookmark-start text:name="__RefHeading___Toc3551_923838224"/>Selected &amp; Content<text:bookmark-end text:name="__RefHeading___Toc3551_923838224"/></text:h>
      <text:p text:style-name="P138">Reset a library override to both, the content of the selected collection, and the selected collection.</text:p>
      <text:h text:style-name="P168" text:outline-level="3"><text:bookmark-start text:name="__RefHeading___Toc3553_923838224"/>Clear Library Override<draw:frame draw:style-name="fr7" draw:name="Image5" text:anchor-type="char" svg:x="9.691cm" svg:y="0.309cm" svg:width="9.306cm" svg:height="3.348cm" draw:z-index="78"><draw:image xlink:href="Pictures/100000000000021E000000C3B3CC79D163C5F895.png" xlink:type="simple" xlink:show="embed" xlink:actuate="onLoad" draw:mime-type="image/png"/></draw:frame><text:bookmark-end text:name="__RefHeading___Toc3553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34" text:outline-level="4"><text:bookmark-start text:name="__RefHeading___Toc3555_923838224"/>Selected<text:bookmark-end text:name="__RefHeading___Toc3555_923838224"/></text:h>
      <text:p text:style-name="P138">Clear the library override to the selected collection.</text:p>
      <text:h text:style-name="P134" text:outline-level="4"><text:bookmark-start text:name="__RefHeading___Toc3557_923838224"/><text:soft-page-break/>Content<text:bookmark-end text:name="__RefHeading___Toc3557_923838224"/></text:h>
      <text:p text:style-name="P138">Clear the library override to the content of the selected collection.</text:p>
      <text:h text:style-name="P134" text:outline-level="4"><text:bookmark-start text:name="__RefHeading___Toc3559_923838224"/>Selected &amp; Content<text:bookmark-end text:name="__RefHeading___Toc3559_923838224"/></text:h>
      <text:p text:style-name="P138">Clear the library override to both, the content of the selected collection, and the selected collection.</text:p>
      <text:h text:style-name="P168" text:outline-level="3"><text:bookmark-start text:name="__RefHeading___Toc3561_923838224"/>Troubleshoot Library Override<draw:frame draw:style-name="fr11" draw:name="Bild72" text:anchor-type="char" svg:x="11.785cm" svg:y="0.799cm" svg:width="6.69cm" svg:height="1.439cm" draw:z-index="75"><draw:image xlink:href="Pictures/100000010000018B000000555C113383C315AE72.png" xlink:type="simple" xlink:show="embed" xlink:actuate="onLoad" draw:mime-type="image/png"/></draw:frame><text:bookmark-end text:name="__RefHeading___Toc3561_923838224"/></text:h>
      <text:p text:style-name="P139">Troubleshoot library Override operators are useful to help syncronize or remove overrides without needing to reload scene or the linked file. </text:p>
      <text:h text:style-name="P137" text:outline-level="4"><text:bookmark-start text:name="__RefHeading___Toc3563_923838224"/>Resync<text:bookmark-end text:name="__RefHeading___Toc3563_923838224"/></text:h>
      <text:p text:style-name="P138">Rebuild the selected library overrides.</text:p>
      <text:h text:style-name="P137" text:outline-level="4"><text:bookmark-start text:name="__RefHeading___Toc3565_923838224"/>Resync Enforce<text:bookmark-end text:name="__RefHeading___Toc3565_923838224"/></text:h>
      <text:p text:style-name="P138">Rebuild the selected library overrides, enforcing libraries to match the linked data.</text:p>
      <text:h text:style-name="P137" text:outline-level="4"><text:bookmark-start text:name="__RefHeading___Toc3567_923838224"/>Delete<text:bookmark-end text:name="__RefHeading___Toc3567_923838224"/></text:h>
      <text:p text:style-name="P138">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69" text:outline-level="3"><text:bookmark-start text:name="__RefHeading___Toc3355_642643275"/>Clear Asset<text:span text:style-name="T51"> (Set Fake User)</text:span><text:bookmark-end text:name="__RefHeading___Toc3355_642643275"/></text:h>
      <text:p text:style-name="P44">Removes the collection from the asset library.<text:span text:style-name="T51"> But marks it with a fake user so that it remains in the scene.</text:span></text:p>
      <text:p text:style-name="Text_20_body"/>
      <text:p text:style-name="P11"/>
      <text:h text:style-name="Heading_20_2" text:outline-level="2"><draw:frame draw:style-name="fr2" draw:name="Bild25" text:anchor-type="paragraph" svg:x="15.621cm" svg:y="0.799cm" svg:width="3.161cm" svg:height="4.369cm"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text:soft-page-break/>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70" text:outline-level="3"><text:bookmark-start text:name="__RefHeading___Toc1980_1986333677"/>Delete<text:bookmark-end text:name="__RefHeading___Toc1980_1986333677"/></text:h>
      <text:p text:style-name="P19">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0">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71" text:outline-level="3"><draw:frame draw:style-name="fr1" draw:name="Bild26" text:anchor-type="paragraph" svg:y="0.356cm" svg:width="3.069cm" svg:height="4.6cm"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orphan data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70" text:outline-level="3"><text:bookmark-start text:name="__RefHeading___Toc1982_1986333677"/><text:soft-page-break/>Copy<text:bookmark-end text:name="__RefHeading___Toc1982_1986333677"/></text:h>
      <text:p text:style-name="P67">Copies ID data.</text:p>
      <text:h text:style-name="P170"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1" draw:name="Bild27" text:anchor-type="paragraph" svg:y="0.33cm" svg:width="3.18cm" svg:height="6.23cm"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text:soft-page-break/>Copy<text:bookmark-end text:name="__RefHeading___Toc1986_1986333677"/></text:h>
      <text:p text:style-name="P67">Copies ID data.</text:p>
      <text:h text:style-name="P170"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72" text:outline-level="3"><text:bookmark-start text:name="__RefHeading___Toc3106_3529495941"/>Mark <text:span text:style-name="T46">as </text:span>Asset<text:bookmark-end text:name="__RefHeading___Toc3106_3529495941"/></text:h>
      <text:p text:style-name="P43">Adds the collection to the asset library.</text:p>
      <text:h text:style-name="P172" text:outline-level="3"><text:bookmark-start text:name="__RefHeading___Toc3189_10984130081"/>Clear Asset<text:bookmark-end text:name="__RefHeading___Toc3189_10984130081"/></text:h>
      <text:p text:style-name="P43">Removes the collection from the asset library.</text:p>
      <text:h text:style-name="P172" text:outline-level="3"><text:bookmark-start text:name="__RefHeading___Toc3108_3529495941"/>Clear Asset<text:span text:style-name="T49"> (Set Fake User)</text:span><text:bookmark-end text:name="__RefHeading___Toc3108_3529495941"/></text:h>
      <text:p text:style-name="P43">Removes the collection from the asset library<text:span text:style-name="T49">. But marks it as fake user so that it remains in the scene.</text:span></text:p>
      <text:p text:style-name="Horizontal_20_Line"/>
      <text:h text:style-name="Heading_20_2" text:outline-level="2"><draw:frame draw:style-name="fr1" draw:name="Bild6" text:anchor-type="paragraph" svg:y="0.4cm" svg:width="3.829cm" svg:height="2.491cm"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3">This menu appears with a right click at an Animation data.</text:p>
      <text:p text:style-name="P83"/>
      <text:h text:style-name="Heading_20_3" text:outline-level="3"><draw:frame draw:style-name="fr1" draw:name="Bild23" text:anchor-type="paragraph" svg:y="0.534cm" svg:width="4.59cm" svg:height="1.08cm" draw:z-index="41"><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3">Removes the whole animation.</text:p>
      <text:h text:style-name="Heading_20_3" text:outline-level="3"><draw:frame draw:style-name="fr1" draw:name="Bild29" text:anchor-type="paragraph" svg:y="0.4cm" svg:width="4.35cm" svg:height="1.93cm" draw:z-index="42"><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3">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83">Removes the action.</text:p>
      <text:h text:style-name="Heading_20_3" text:outline-level="3"><text:bookmark-start text:name="__RefHeading___Toc41464_2781160866"/>Refresh Drivers<text:bookmark-end text:name="__RefHeading___Toc41464_2781160866"/></text:h>
      <text:p text:style-name="P83">Refreshes existing drivers.</text:p>
      <text:h text:style-name="Heading_20_3" text:outline-level="3"><text:bookmark-start text:name="__RefHeading___Toc41466_2781160866"/>Clear Drivers<text:bookmark-end text:name="__RefHeading___Toc41466_2781160866"/></text:h>
      <text:p text:style-name="P83">Removes existing drivers.</text:p>
      <text:p text:style-name="P83"/>
      <text:p text:style-name="P14"/>
      <table:table table:name="Tabelle10" table:style-name="Tabelle10">
        <table:table-column table:style-name="Tabelle10.A"/>
        <table:table-row>
          <table:table-cell table:style-name="Tabelle10.A1" office:value-type="string">
            <text:h text:style-name="P143"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73" text:outline-level="3"><text:bookmark-start text:name="__RefHeading___Toc1674_395012967"/>Select<text:span text:style-name="T10">ability</text:span><text:bookmark-end text:name="__RefHeading___Toc1674_395012967"/></text:h>
      <text:p text:style-name="P60">Makes the object unselectable in the viewport. Or disables it, in case of a collection for example<text:span text:style-name="T17">.</text:span></text:p>
      <text:h text:style-name="P173" text:outline-level="3"><text:bookmark-start text:name="__RefHeading___Toc1676_395012967"/>Hide <text:span text:style-name="T10">from </text:span>Viewport<text:bookmark-end text:name="__RefHeading___Toc1676_395012967"/></text:h>
      <text:p text:style-name="P60">Hides the object from the Viewport.</text:p>
      <text:h text:style-name="P173" text:outline-level="3"><text:bookmark-start text:name="__RefHeading___Toc1678_395012967"/>Hide <text:span text:style-name="T10">from </text:span>Render<text:bookmark-end text:name="__RefHeading___Toc1678_395012967"/></text:h>
      <text:p text:style-name="P60">Excludes the object from rendering.</text:p>
      <text:p text:style-name="P60"/>
      <table:table table:name="Tabelle5" table:style-name="Tabelle5">
        <table:table-column table:style-name="Tabelle5.A"/>
        <table:table-row>
          <table:table-cell table:style-name="Tabelle5.A1" office:value-type="string">
            <text:h text:style-name="P147" text:outline-level="1"><text:bookmark-start text:name="__RefHeading___Toc577_3501098584"/>Scenes Mode<text:bookmark-end text:name="__RefHeading___Toc577_3501098584"/></text:h>
          </table:table-cell>
        </table:table-row>
      </table:table>
      <text:p text:style-name="P114"><draw:frame draw:style-name="fr1" draw:name="Bild15" text:anchor-type="paragraph" svg:y="0.418cm" svg:width="5.72cm" svg:height="5.72cm" draw:z-index="8"><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1"/>
      <text:h text:style-name="P154" text:outline-level="2"><draw:frame draw:style-name="fr1" draw:name="Bild51" text:anchor-type="paragraph" svg:y="0.123cm" svg:width="5.47cm" svg:height="3.08cm" draw:z-index="53"><draw:image xlink:href="Pictures/1000000100000143000000B679F25F00FC6FDE3C.png" xlink:type="simple" xlink:show="embed" xlink:actuate="onLoad" draw:mime-type="image/png"/></draw:frame><text:bookmark-start text:name="__RefHeading___Toc7678_30309420681"/><text:soft-page-break/>Collection Menu<text:bookmark-end text:name="__RefHeading___Toc7678_30309420681"/></text:h>
      <text:p text:style-name="P90"/>
      <text:p text:style-name="P90"/>
      <text:p text:style-name="P90"/>
      <text:h text:style-name="P174" text:outline-level="3"><draw:frame draw:style-name="fr9" draw:name="Bild46" text:anchor-type="paragraph" svg:x="15.21cm" svg:width="3.491cm" svg:height="3.221cm" draw:z-index="48"><draw:image xlink:href="Pictures/10000001000000CE000000BE13BEA184A4AB7742.png" xlink:type="simple" xlink:show="embed" xlink:actuate="onLoad" draw:mime-type="image/png"/></draw:frame><draw:frame draw:style-name="fr9" draw:name="Bild47" text:anchor-type="paragraph" svg:x="10.971cm" svg:width="3.649cm" svg:height="1.42cm" draw:z-index="49"><draw:image xlink:href="Pictures/10000001000000D800000054F42876562954B2F3.png" xlink:type="simple" xlink:show="embed" xlink:actuate="onLoad" draw:mime-type="image/png"/></draw:frame><text:bookmark-start text:name="__RefHeading___Toc3317_35948477321"/>Move to Collectio<text:span text:style-name="T19">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2" text:outline-level="4"><draw:frame draw:style-name="fr2" draw:name="Bild50" text:anchor-type="paragraph" svg:x="13.697cm" svg:y="0.374cm" svg:width="4.83cm" svg:height="1.071cm" draw:z-index="52"><draw:image xlink:href="Pictures/100000010000011D0000003F91DA1621E715786C.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78" text:outline-level="5"><text:bookmark-start text:name="__RefHeading___Toc4138_26743962381"/>Name<text:bookmark-end text:name="__RefHeading___Toc4138_26743962381"/></text:h>
      <text:p text:style-name="P72">Set a name for your new collection.<text:span text:style-name="T19"> When you haven't created a new collection, then this name stays blank.</text:span></text:p>
      <text:p text:style-name="P93"/>
      <text:h text:style-name="P174" text:outline-level="3"><draw:frame draw:style-name="fr3" draw:name="Bild48" text:anchor-type="paragraph" svg:width="3.099cm" svg:height="3.35cm" draw:z-index="50"><draw:image xlink:href="Pictures/10000001000000B7000000C6D4BD300C0AB50AE2.png" xlink:type="simple" xlink:show="embed" xlink:actuate="onLoad" draw:mime-type="image/png"/></draw:frame><draw:frame draw:style-name="fr2" draw:name="Bild49" text:anchor-type="paragraph" svg:x="11.562cm" svg:y="0.27cm" svg:width="3.56cm" svg:height="1.349cm"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2" text:outline-level="4"><draw:frame draw:style-name="fr1" draw:name="Bild52" text:anchor-type="paragraph" svg:y="0.374cm" svg:width="4.77cm" svg:height="1.08cm"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78" text:outline-level="5"><text:bookmark-start text:name="__RefHeading___Toc4142_26743962381"/>Name<text:bookmark-end text:name="__RefHeading___Toc4142_26743962381"/></text:h>
      <text:p text:style-name="P72">Set a name for your new collection.<text:span text:style-name="T19"> When you haven't created a new collection, then this name stays blank.</text:span></text:p>
      <text:p text:style-name="P93"/>
      <text:h text:style-name="P154" text:outline-level="2"><text:bookmark-start text:name="__RefHeading___Toc3323_35948477321"/>Remove From Collection<text:bookmark-end text:name="__RefHeading___Toc3323_35948477321"/></text:h>
      <text:p text:style-name="P72">Objects can be in more than one collection. Remove from collection removes the selected object from the current collection.</text:p>
      <text:p text:style-name="P74">When the object is in no collection anymore, then it gets removed.</text:p>
      <text:h text:style-name="P154" text:outline-level="2"><text:bookmark-start text:name="__RefHeading___Toc3325_35948477321"/>Remove From all Unlinked Collections<text:bookmark-end text:name="__RefHeading___Toc3325_35948477321"/></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54" text:outline-level="2"><text:bookmark-start text:name="__RefHeading___Toc3327_35948477321"/><text:soft-page-break/>Add selected To Active Collection<text:bookmark-end text:name="__RefHeading___Toc3327_35948477321"/></text:h>
      <text:p text:style-name="P72">Objects can be in more than one collection. Adds the selected object to the active collection.</text:p>
      <text:h text:style-name="P154" text:outline-level="2"><text:bookmark-start text:name="__RefHeading___Toc3329_35948477321"/>Remove Selected From Active Collection<text:bookmark-end text:name="__RefHeading___Toc3329_35948477321"/></text:h>
      <text:p text:style-name="P72">Objects can be in more than one collection. Removes the selected object from the active collection.</text:p>
      <text:p text:style-name="P74">When the object is in no collection anymore, then it gets removed.</text:p>
      <text:p text:style-name="P118"/>
      <text:h text:style-name="P154" text:outline-level="2"><draw:frame draw:style-name="fr10" draw:name="Bild45" text:anchor-type="paragraph" svg:width="0.84cm" svg:height="0.64cm" draw:z-index="47"><draw:image xlink:href="Pictures/1000000100000021000000196D4B54A1A8638C69.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3.769cm" svg:height="2.54cm"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5">Creates an empty scene with default values. </text:p>
      <text:h text:style-name="Heading_20_3" text:outline-level="3"><text:bookmark-start text:name="__RefHeading___Toc2444_709803927"/>Copy Settings <text:bookmark-end text:name="__RefHeading___Toc2444_709803927"/></text:h>
      <text:p text:style-name="P105">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4">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55" text:outline-level="2"><text:bookmark-start text:name="__RefHeading___Toc2674_2443479846"/>Filter<text:bookmark-end text:name="__RefHeading___Toc2674_2443479846"/></text:h>
      <text:p text:style-name="P90"><text:span text:style-name="T29">O</text:span>ptions and filter settings<text:span text:style-name="T28">.</text:span></text:p>
      <text:p text:style-name="P131"/>
      <text:p text:style-name="P131"/>
      <text:h text:style-name="P174" text:outline-level="3"><draw:frame draw:style-name="fr1" draw:name="Bild53" text:anchor-type="paragraph" svg:y="-0.129cm" svg:width="3.93cm" svg:height="4.15cm" draw:z-index="55"><draw:image xlink:href="Pictures/10000001000000E8000000F569BE9F703BB3356A.png" xlink:type="simple" xlink:show="embed" xlink:actuate="onLoad" draw:mime-type="image/png"/></draw:frame><text:bookmark-start text:name="__RefHeading___Toc1994_19863336771"/><text:soft-page-break/>Restriction Toggles<text:bookmark-end text:name="__RefHeading___Toc1994_19863336771"/></text:h>
      <text:p text:style-name="P90"><text:span text:style-name="T17">Enable or disable further level restrictions. </text:span><text:span text:style-name="T37"><text:s/></text:span><text:span text:style-name="T38">Note that these toggles shows when you expand a scene hierarchy. Scenes itself have no such toggles.</text:span></text:p>
      <text:h text:style-name="P174" text:outline-level="3"><text:bookmark-start text:name="__RefHeading___Toc2676_2443479846"/>Sort Alphabetically<text:bookmark-end text:name="__RefHeading___Toc2676_2443479846"/></text:h>
      <text:p text:style-name="P52">Sorts the content of the outliner in alphabetically order.</text:p>
      <text:h text:style-name="P174" text:outline-level="3"><text:bookmark-start text:name="__RefHeading___Toc1998_19863336771"/>Sync Selection<text:bookmark-end text:name="__RefHeading___Toc1998_19863336771"/></text:h>
      <text:p text:style-name="P70">Synchronize the selection between outliner and 3d view.</text:p>
      <text:h text:style-name="P174" text:outline-level="3"><draw:frame draw:style-name="fr2" draw:name="Bild55" text:anchor-type="paragraph" svg:x="12.315cm" svg:y="0.626cm" svg:width="6.309cm" svg:height="2.05cm" draw:z-index="56"><draw:image xlink:href="Pictures/100000010000017500000079210099555AB504D3.png" xlink:type="simple" xlink:show="embed" xlink:actuate="onLoad" draw:mime-type="image/png"/></draw:frame><text:bookmark-start text:name="__RefHeading___Toc2505_40766962641"/>Show Mode Column<text:bookmark-end text:name="__RefHeading___Toc2505_40766962641"/></text:h>
      <text:p text:style-name="P88">Display the Mode column at the left. <text:span text:style-name="T36">When you are not in object mode, but in edit mode, or in vertex paint mode etc. , then a mode icon is displayed at the left of the object that you currently edit. </text:span></text:p>
      <text:h text:style-name="P174" text:outline-level="3"><text:bookmark-start text:name="__RefHeading___Toc2000_19863336771"/>Search<text:bookmark-end text:name="__RefHeading___Toc2000_19863336771"/></text:h>
      <text:h text:style-name="P92"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2"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table-cell table:style-name="Tabelle7.A1" office:value-type="string">
            <text:h text:style-name="P152"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5"><draw:frame draw:style-name="fr1" draw:name="Bild28" text:anchor-type="paragraph" svg:y="0.353cm" svg:width="5.791cm" svg:height="3.979cm" draw:z-index="17"><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58" text:outline-level="2"><draw:frame draw:style-name="fr1" draw:name="Bild114" text:anchor-type="paragraph" svg:y="0.123cm" svg:width="5.47cm" svg:height="3.08cm"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7"/>
      <text:p text:style-name="P77"/>
      <text:p text:style-name="P77"/>
      <text:h text:style-name="P175" text:outline-level="3"><draw:frame draw:style-name="fr9" draw:name="Bild117" text:anchor-type="paragraph" svg:x="15.21cm" svg:width="3.491cm" svg:height="3.221cm" draw:z-index="35"><draw:image xlink:href="Pictures/10000001000000CE000000BE13BEA184A4AB7742.png" xlink:type="simple" xlink:show="embed" xlink:actuate="onLoad" draw:mime-type="image/png"/></draw:frame><draw:frame draw:style-name="fr9" draw:name="Bild118" text:anchor-type="paragraph" svg:x="10.971cm" svg:width="3.649cm" svg:height="1.42cm" draw:z-index="36"><draw:image xlink:href="Pictures/10000001000000D800000054F42876562954B2F3.png" xlink:type="simple" xlink:show="embed" xlink:actuate="onLoad" draw:mime-type="image/png"/></draw:frame><text:bookmark-start text:name="__RefHeading___Toc3317_3594847732"/><text:soft-page-break/>Move to Collectio<text:span text:style-name="T19">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P32"/>
      <text:p text:style-name="Horizontal_20_Line"/>
      <text:h text:style-name="P175" text:outline-level="3"><draw:frame draw:style-name="fr3" draw:name="Bild119" text:anchor-type="paragraph" svg:width="3.099cm" svg:height="3.35cm" draw:z-index="37"><draw:image xlink:href="Pictures/10000001000000B7000000C6D4BD300C0AB50AE2.png" xlink:type="simple" xlink:show="embed" xlink:actuate="onLoad" draw:mime-type="image/png"/></draw:frame><draw:frame draw:style-name="fr2" draw:name="Bild120" text:anchor-type="paragraph" svg:x="11.562cm" svg:y="0.27cm" svg:width="3.56cm" svg:height="1.349cm" draw:z-index="38"><draw:image xlink:href="Pictures/10000001000000D20000005019A3912492773403.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58" text:outline-level="2"><text:bookmark-start text:name="__RefHeading___Toc3323_3594847732"/>Remove From Collection<text:bookmark-end text:name="__RefHeading___Toc3323_3594847732"/></text:h>
      <text:p text:style-name="P71">Objects can be in more than one collection. Remove from collection removes the selected object from the current collection.</text:p>
      <text:p text:style-name="P73">When the object is in no collection anymore, then it gets removed.</text:p>
      <text:h text:style-name="P158" text:outline-level="2"><text:bookmark-start text:name="__RefHeading___Toc3325_3594847732"/>Remove From all Unlinked Collections<text:bookmark-end text:name="__RefHeading___Toc3325_3594847732"/></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58" text:outline-level="2"><text:bookmark-start text:name="__RefHeading___Toc3327_3594847732"/>Add selected To Active Collection<text:bookmark-end text:name="__RefHeading___Toc3327_3594847732"/></text:h>
      <text:p text:style-name="P71">Objects can be in more than one collection. Adds the selected object to the active collection.</text:p>
      <text:h text:style-name="P158" text:outline-level="2"><text:bookmark-start text:name="__RefHeading___Toc3329_3594847732"/>Remove Selected From Active Collection<text:bookmark-end text:name="__RefHeading___Toc3329_3594847732"/></text:h>
      <text:p text:style-name="P71">Objects can be in more than one collection. Removes the selected object from the active collection.</text:p>
      <text:p text:style-name="P73">When the object is in no collection anymore, then it gets removed.</text:p>
      <text:p text:style-name="P117"/>
      <text:h text:style-name="Heading_20_2" text:outline-level="2"><draw:frame draw:style-name="fr3" draw:name="Bild4" text:anchor-type="paragraph" svg:width="0.84cm" svg:height="0.64cm" draw:z-index="34"><draw:image xlink:href="Pictures/1000000100000021000000196D4B54A1A8638C69.png" xlink:type="simple" xlink:show="embed" xlink:actuate="onLoad" draw:mime-type="image/png"/></draw:frame><text:bookmark-start text:name="__RefHeading___Toc2145_2200851745"/><text:soft-page-break/>Add Collection<text:bookmark-end text:name="__RefHeading___Toc2145_2200851745"/></text:h>
      <text:p text:style-name="P55">Add a collection inside of the current selected collection.</text:p>
      <text:p text:style-name="P55"/>
      <text:p text:style-name="P55"/>
      <text:p text:style-name="P55"/>
      <text:p text:style-name="P55"/>
      <text:p text:style-name="P55"/>
      <text:p text:style-name="P55"/>
      <text:p text:style-name="P55"/>
      <text:p text:style-name="P55"/>
      <text:p text:style-name="P55"/>
      <text:p text:style-name="P55"/>
      <text:p text:style-name="P116"/>
      <text:h text:style-name="P156"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p text:style-name="Text_20_body"/>
      <text:p text:style-name="Text_20_body"/>
      <text:h text:style-name="Heading_20_3" text:outline-level="3"><draw:frame draw:style-name="fr1" draw:name="Bild30" text:anchor-type="paragraph" svg:y="-0.129cm" svg:width="3.829cm" svg:height="7.74cm" draw:z-index="18"><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9">Enable or disable further level restrictions. To make the changes permanent you would have to save the startup file. This settings is part of the layout. </text:p>
      <text:p text:style-name="P69"><draw:frame draw:style-name="fr8" draw:name="Bild34" text:anchor-type="paragraph" svg:y="0.011cm" svg:width="5.77cm" svg:height="2.2cm" draw:z-index="33"><draw:image xlink:href="Pictures/10000001000001550000008203CD9B407A0D54FE.png" xlink:type="simple" xlink:show="embed" xlink:actuate="onLoad" draw:mime-type="image/png"/></draw:frame></text:p>
      <text:p text:style-name="P69"/>
      <text:p text:style-name="P69"/>
      <text:p text:style-name="P69"/>
      <text:h text:style-name="Heading_20_4" text:outline-level="4"><text:bookmark-start text:name="__RefHeading___Toc2491_4076696264"/>Exclude from View Layer<text:bookmark-end text:name="__RefHeading___Toc2491_4076696264"/></text:h>
      <text:p text:style-name="P87">include / Exclude the collection from the view layer.</text:p>
      <text:h text:style-name="Heading_20_4" text:outline-level="4"><text:bookmark-start text:name="__RefHeading___Toc2493_4076696264"/>Selectable<text:bookmark-end text:name="__RefHeading___Toc2493_4076696264"/></text:h>
      <text:p text:style-name="P87">Make the object selectable / unselectable.</text:p>
      <text:h text:style-name="Heading_20_4" text:outline-level="4"><text:bookmark-start text:name="__RefHeading___Toc2495_4076696264"/>Hide in Viewport<text:bookmark-end text:name="__RefHeading___Toc2495_4076696264"/></text:h>
      <text:p text:style-name="P86">Show or hide the object in the viewport.</text:p>
      <text:h text:style-name="Heading_20_4" text:outline-level="4"><text:bookmark-start text:name="__RefHeading___Toc2497_4076696264"/>Disable in Viewport<text:bookmark-end text:name="__RefHeading___Toc2497_4076696264"/></text:h>
      <text:p text:style-name="P87">Enable or disable the object in the viewport.</text:p>
      <text:h text:style-name="Heading_20_4" text:outline-level="4"><text:bookmark-start text:name="__RefHeading___Toc2499_4076696264"/>Disable in Renders<text:bookmark-end text:name="__RefHeading___Toc2499_4076696264"/></text:h>
      <text:p text:style-name="P87">Enable or disable the object in the rendered result.</text:p>
      <text:h text:style-name="Heading_20_4" text:outline-level="4"><text:bookmark-start text:name="__RefHeading___Toc2501_4076696264"/><text:soft-page-break/>Holdout<text:bookmark-end text:name="__RefHeading___Toc2501_4076696264"/></text:h>
      <text:p text:style-name="P87">Mask out objects in the collection from view layer.</text:p>
      <text:h text:style-name="Heading_20_4" text:outline-level="4"><text:bookmark-start text:name="__RefHeading___Toc2503_4076696264"/>Indirect only<text:bookmark-end text:name="__RefHeading___Toc2503_4076696264"/></text:h>
      <text:p text:style-name="P8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Sync Selection<text:bookmark-end text:name="__RefHeading___Toc1998_1986333677"/></text:h>
      <text:p text:style-name="P69">Synchronize the selection between outliner and 3d view.</text:p>
      <text:h text:style-name="Heading_20_3" text:outline-level="3"><draw:frame draw:style-name="fr2" draw:name="Bild31" text:anchor-type="paragraph" svg:x="12.315cm" svg:y="0.626cm" svg:width="6.309cm" svg:height="2.05cm" draw:z-index="43"><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7">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1" draw:name="Bild59" text:anchor-type="paragraph" svg:y="0.42cm" svg:width="3.829cm" svg:height="3.829cm"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1" draw:name="Bild44" text:anchor-type="paragraph" svg:y="0.42cm" svg:width="3.709cm" svg:height="0.439cm"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6">Inverts the object state filter.</text:p>
      <text:p text:style-name="P120"/>
      <table:table table:name="Tabelle2" table:style-name="Tabelle2">
        <table:table-column table:style-name="Tabelle2.A"/>
        <text:soft-page-break/>
        <table:table-row>
          <table:table-cell table:style-name="Tabelle2.A1" office:value-type="string">
            <text:h text:style-name="P148"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6">Keep the selection in synchronization with the other editors. 3D View and VSE.</text:p>
      <text:p text:style-name="P96"/>
      <text:p text:style-name="P96"/>
      <text:p text:style-name="P21"/>
      <table:table table:name="Tabelle8" table:style-name="Tabelle8">
        <table:table-column table:style-name="Tabelle8.A"/>
        <table:table-row>
          <table:table-cell table:style-name="Tabelle8.A1" office:value-type="string">
            <text:h text:style-name="P148" text:outline-level="1"><text:bookmark-start text:name="__RefHeading___Toc1699_395012967"/><text:span text:style-name="T10">Blender File </text:span>Mode<text:bookmark-end text:name="__RefHeading___Toc1699_395012967"/></text:h>
          </table:table-cell>
        </table:table-row>
      </table:table>
      <text:p text:style-name="P21"/>
      <text:p text:style-name="Text_20_body"><draw:frame draw:style-name="fr1" draw:name="Bild2" text:anchor-type="paragraph" svg:y="0.164cm" svg:width="5.81cm" svg:height="3.54cm"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57" text:outline-level="2"><draw:frame draw:style-name="fr1" draw:name="Bild35" text:anchor-type="paragraph" svg:y="0.159cm" svg:width="4.791cm" svg:height="7.4cm" draw:z-index="23"><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7" draw:name="Image2" text:anchor-type="char" svg:x="13.691cm" svg:y="0.554cm" svg:width="4.937cm" svg:height="1.547cm" draw:z-index="74"><draw:image xlink:href="Pictures/10000000000001290000005D0900A6AE42043C56.png" xlink:type="simple" xlink:show="embed" xlink:actuate="onLoad" draw:mime-type="image/png"/></draw:frame><text:bookmark-end text:name="__RefHeading___Toc3486_1123233484"/></text:h>
      <text:p text:style-name="P132">In this mode, you can see linked data from external<text:span text:style-name="T54"> *.blend</text:span> files. </text:p>
      <text:p text:style-name="P132">Grey arrows means the data is directly referenced from a linked <text:span text:style-name="T54">*.blend</text:span> file. </text:p>
      <text:p text:style-name="P132"><text:soft-page-break/>Green arrows means the data is indirectly referenced into another linked <text:span text:style-name="T54">*.blend</text:span> file. </text:p>
      <text:h text:style-name="Heading_20_3" text:outline-level="3"><text:bookmark-start text:name="__RefHeading___Toc3495_1013291886"/>Delete<draw:frame draw:style-name="fr6" draw:name="Image1" text:anchor-type="char" svg:x="15.117cm" svg:y="0.245cm" svg:width="3.383cm" svg:height="2.942cm" draw:z-index="73"><draw:image xlink:href="Pictures/1000000000000188000000EBC10BB32EF5758012.png" xlink:type="simple" xlink:show="embed" xlink:actuate="onLoad" draw:mime-type="image/png"/></draw:frame><text:bookmark-end text:name="__RefHeading___Toc3495_1013291886"/></text:h>
      <text:p text:style-name="P132">Deletes linked libraries.</text:p>
      <text:h text:style-name="Heading_20_3" text:outline-level="3"><text:bookmark-start text:name="__RefHeading___Toc3497_1013291886"/>Relocate<text:bookmark-end text:name="__RefHeading___Toc3497_1013291886"/></text:h>
      <text:p text:style-name="P132">Relocated the path of a linked library.</text:p>
      <text:h text:style-name="Heading_20_3" text:outline-level="3"><text:bookmark-start text:name="__RefHeading___Toc3499_1013291886"/>Reload<text:bookmark-end text:name="__RefHeading___Toc3499_1013291886"/></text:h>
      <text:p text:style-name="P132">Reloads and refreshes the linked library in the current file. </text:p>
      <text:p text:style-name="P132"/>
      <text:p text:style-name="Text_20_body"/>
      <text:p text:style-name="P119"/>
      <table:table table:name="Tabelle4" table:style-name="Tabelle4">
        <table:table-column table:style-name="Tabelle4.A"/>
        <table:table-row>
          <table:table-cell table:style-name="Tabelle4.A1" office:value-type="string">
            <text:h text:style-name="P149"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4"><draw:frame draw:style-name="fr5" draw:name="Bild38" text:anchor-type="paragraph" svg:x="0.06cm" svg:y="0cm" svg:width="6.57cm" svg:height="1.109cm" draw:z-index="30"><draw:image xlink:href="Pictures/10000001000001840000004241533A9F9130F980.png" xlink:type="simple" xlink:show="embed" xlink:actuate="onLoad" draw:mime-type="image/png"/></draw:frame></text:p>
      <text:p text:style-name="Text_20_body"/>
      <text:h text:style-name="P159"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text:soft-page-break/>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Remove keyframe<text:bookmark-end text:name="__RefHeading___Toc7728_3221167308"/></text:h>
      <text:p text:style-name="P64">Removes the current keyframe from the selected element.</text:p>
      <text:p text:style-name="P64"/>
      <text:p text:style-name="P64"/>
      <text:p text:style-name="P64"/>
      <table:table table:name="Tabelle13" table:style-name="Tabelle13">
        <table:table-column table:style-name="Tabelle13.A"/>
        <table:table-row>
          <table:table-cell table:style-name="Tabelle13.A1" office:value-type="string">
            <text:h text:style-name="P150"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5"/>
      <text:p text:style-name="P97"><draw:frame draw:style-name="fr3" draw:name="Bild54" text:anchor-type="paragraph" svg:width="5.669cm" svg:height="1.57cm" draw:z-index="57"><draw:image xlink:href="Pictures/100000010000014F0000005D7AE34C73BD083F20.png" xlink:type="simple" xlink:show="embed" xlink:actuate="onLoad" draw:mime-type="image/png"/></draw:frame>Lists the library overrides<text:span text:style-name="T40"> in the scene.</text:span></text:p>
      <text:p text:style-name="P97">This feature is experimental and this lousy documented in the Blender manual that it is not to find out what library overrides are and how to use them. None of the mentioned ways to create a library override works. </text:p>
      <text:p text:style-name="P97">What you can read there though is how great they are, and that they replace the proxies. So here comes the outliner section for the great library overrides. Whatever it is ...</text:p>
      <text:h text:style-name="Heading_20_2" text:outline-level="2"><draw:frame draw:style-name="fr3" draw:name="Bild66" text:anchor-type="paragraph" svg:width="3.401cm" svg:height="1.371cm"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1" draw:name="Bild67" text:anchor-type="paragraph" svg:y="0.159cm" svg:width="5.669cm" svg:height="1.57cm"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2">Show the properties of the library overrides.</text:p>
      <text:h text:style-name="Heading_20_3" text:outline-level="3"><draw:frame draw:style-name="fr1" draw:name="Bild68" text:anchor-type="paragraph" svg:y="0.395cm" svg:width="5.669cm" svg:height="2.559cm" draw:z-index="72"><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2">Show the objects with library overrides in a hierarchical way.</text:p>
      <text:p text:style-name="P113"/>
      <text:p text:style-name="P113"/>
      <text:h text:style-name="Heading_20_2" text:outline-level="2"><draw:frame draw:style-name="fr3" draw:name="Bild57" text:anchor-type="paragraph" svg:width="3.829cm" svg:height="2.35cm" draw:z-index="59"><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8">Sorts the library overrides in alphabetical order in the outliner list.</text:p>
      <text:h text:style-name="Heading_20_3" text:outline-level="3"><text:bookmark-start text:name="__RefHeading___Toc3377_2578844842"/>Search<text:bookmark-end text:name="__RefHeading___Toc3377_2578844842"/></text:h>
      <text:p text:style-name="P98">Search options.</text:p>
      <text:h text:style-name="Heading_20_4" text:outline-level="4"><text:bookmark-start text:name="__RefHeading___Toc3379_2578844842"/><text:soft-page-break/>Exact match<text:bookmark-end text:name="__RefHeading___Toc3379_2578844842"/></text:h>
      <text:p text:style-name="P98">Search with exact match.</text:p>
      <text:h text:style-name="Heading_20_4" text:outline-level="4"><text:bookmark-start text:name="__RefHeading___Toc3381_2578844842"/>Case sensitive<text:bookmark-end text:name="__RefHeading___Toc3381_2578844842"/></text:h>
      <text:p text:style-name="P98">Take upper and lower case status into account.</text:p>
      <text:p text:style-name="P98"/>
      <text:p text:style-name="P98"/>
      <text:p text:style-name="P98"/>
      <text:h text:style-name="P160" text:outline-level="2"><text:bookmark-start text:name="__RefHeading___Toc3373_2578844842"/><text:span text:style-name="T22">F</text:span><text:span text:style-name="T23">ilter</text:span><text:bookmark-end text:name="__RefHeading___Toc3373_2578844842"/></text:h>
      <text:p text:style-name="P61"><draw:frame draw:style-name="fr1" draw:name="Bild56" text:anchor-type="paragraph" svg:y="-0.067cm" svg:width="4.74cm" svg:height="8.16cm" draw:z-index="58"><draw:image xlink:href="Pictures/1000000100000118000001E2DFAC5B4B83F55772.png" xlink:type="simple" xlink:show="embed" xlink:actuate="onLoad" draw:mime-type="image/png"/></draw:frame>Enable a filter to display a specific data type. You can just filter by one data type 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76" text:outline-level="3"/>
      <text:p text:style-name="P26"/>
      <table:table table:name="Tabelle9" table:style-name="Tabelle9">
        <table:table-column table:style-name="Tabelle9.A"/>
        <table:table-row>
          <table:table-cell table:style-name="Tabelle9.A1" office:value-type="string">
            <text:h text:style-name="P151" text:outline-level="1"><text:bookmark-start text:name="__RefHeading___Toc1786_1749843591"/><text:span text:style-name="T13">Orphan </text:span>Mode<text:bookmark-end text:name="__RefHeading___Toc1786_1749843591"/></text:h>
          </table:table-cell>
        </table:table-row>
      </table:table>
      <text:p text:style-name="P22"/>
      <text:p text:style-name="Text_20_body"><draw:frame draw:style-name="fr3" draw:name="Bild40" text:anchor-type="paragraph" svg:width="5.66cm" svg:height="2.671cm"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4">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orphan data. <text:span text:style-name="T43">Clean Up</text:span> removes all <text:soft-page-break/>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99">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0">Removes unused data blocks.</text:p>
      <text:h text:style-name="Heading_20_4" text:outline-level="4"><text:bookmark-start text:name="__RefHeading___Toc4239_2209119115"/>Recursive Unused Data<text:bookmark-end text:name="__RefHeading___Toc4239_2209119115"/></text:h>
      <text:p text:style-name="P100">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100">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0">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0">Removes unused local data.</text:p>
      <text:h text:style-name="Heading_20_4" text:outline-level="4"><text:bookmark-start text:name="__RefHeading___Toc4247_2209119115"/>Recursive Unused Local Data<text:bookmark-end text:name="__RefHeading___Toc4247_2209119115"/></text:h>
      <text:p text:style-name="P99">Recursively removes unused local data.<text:span text:style-name="T44"> Means the child objects gets removed too.</text:span></text:p>
      <text:p text:style-name="P99"/>
      <text:p text:style-name="Horizontal_20_Line"/>
      <text:h text:style-name="P161" text:outline-level="2"><draw:frame draw:style-name="fr1" draw:name="Bild41" text:anchor-type="paragraph" svg:y="0.192cm" svg:width="5.81cm" svg:height="7.4cm" draw:z-index="28"><draw:image xlink:href="Pictures/1000000100000157000001B5C2014FFD2E945C2B.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77" text:outline-level="3"/>
      <text:h text:style-name="P162" text:outline-level="2"><draw:frame draw:style-name="fr1" draw:name="Bild43" text:anchor-type="paragraph" svg:y="0.323cm" svg:width="6.5cm" svg:height="1.85cm"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text:soft-page-break/>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table-cell table:style-name="Tabelle11.A1" office:value-type="string">
            <text:h text:style-name="P144" text:outline-level="1"><text:bookmark-start text:name="__RefHeading___Toc623_2213603838"/>Hotkey <text:span text:style-name="T31">only </text:span>functionality<text:bookmark-end text:name="__RefHeading___Toc623_2213603838"/></text:h>
          </table:table-cell>
        </table:table-row>
      </table:table>
      <text:p text:style-name="P82"/>
      <text:p text:style-name="P81">Important! These hotkeys works with the default Bforartists key map<text:span text:style-name="T32"> And they do not list the Ndof hotkeys. Ndof is a 3d connexion mouse device that is also used for tablets.</text:span></text:p>
      <text:p text:style-name="P82">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4">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3">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3">Remove existing keyframes.</text:p>
      <text:h text:style-name="Heading_20_2" text:outline-level="2"><text:bookmark-start text:name="__RefHeading___Toc36490_1243114827"/>Hide - H<text:bookmark-end text:name="__RefHeading___Toc36490_1243114827"/></text:h>
      <text:p text:style-name="P85">Hides the object in the 3d view.</text:p>
      <text:h text:style-name="Heading_20_2" text:outline-level="2"><text:bookmark-start text:name="__RefHeading___Toc36492_1243114827"/>Unhide - Alt H<text:bookmark-end text:name="__RefHeading___Toc36492_1243114827"/></text:h>
      <text:p text:style-name="P85">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13H28M44S</meta:editing-duration>
    <meta:editing-cycles>108</meta:editing-cycles>
    <meta:generator>LibreOffice/7.5.9.2$Windows_X86_64 LibreOffice_project/cdeefe45c17511d326101eed8008ac4092f278a9</meta:generator>
    <dc:date>2024-01-14T11:02:32.839000000</dc:date>
    <meta:document-statistic meta:table-count="14" meta:image-count="79" meta:object-count="0" meta:page-count="33" meta:paragraph-count="829" meta:word-count="6127" meta:character-count="35138" meta:non-whitespace-character-count="29809"/>
    <meta:template xlink:type="simple" xlink:actuate="onRequest" xlink:title="standard1cm" xlink:href="../../../../AppData/Roaming/LibreOffice/4/user/template/standard1cm.ott" meta:date="2016-03-29T10:10:53.874000000"/>
  </office:meta>
</office:document-meta>
</file>